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638in"/>
    </style:style>
    <style:style style:name="co3" style:family="table-column">
      <style:table-column-properties fo:break-before="auto" style:column-width="3.0689in"/>
    </style:style>
    <style:style style:name="co4" style:family="table-column">
      <style:table-column-properties fo:break-before="auto" style:column-width="1.7736in"/>
    </style:style>
    <style:style style:name="co5" style:family="table-column">
      <style:table-column-properties fo:break-before="auto" style:column-width="2.6138in"/>
    </style:style>
    <style:style style:name="co6" style:family="table-column">
      <style:table-column-properties fo:break-before="auto" style:column-width="2.2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950e"/>
    </style:style>
  </office:automatic-styles>
  <office:body>
    <office:spreadsheet>
      <table:table table:name="old_cod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9.89" calcext:value-type="float">
            <text:p>9,89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17423552" calcext:value-type="float">
            <text:p>17423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::compute_properties()</text:p>
          </table:table-cell>
        </table:table-row>
        <table:table-row table:style-name="ro1">
          <table:table-cell office:value-type="float" office:value="8.34" calcext:value-type="float">
            <text:p>8,34</text:p>
          </table:table-cell>
          <table:table-cell office:value-type="float" office:value="1.6" calcext:value-type="float">
            <text:p>1,6</text:p>
          </table:table-cell>
          <table:table-cell office:value-type="float" office:value="0.73" calcext:value-type="float">
            <text:p>0,73</text:p>
          </table:table-cell>
          <table:table-cell office:value-type="float" office:value="239389225" calcext:value-type="float">
            <text:p>239389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Point_3(Point_3 const&amp;)</text:p>
          </table:table-cell>
        </table:table-row>
        <table:table-row table:style-name="ro1">
          <table:table-cell office:value-type="float" office:value="7.43" calcext:value-type="float">
            <text:p>7,43</text:p>
          </table:table-cell>
          <table:table-cell office:value-type="float" office:value="2.25" calcext:value-type="float">
            <text:p>2,25</text:p>
          </table:table-cell>
          <table:table-cell office:value-type="float" office:value="0.65" calcext:value-type="float">
            <text:p>0,65</text:p>
          </table:table-cell>
          <table:table-cell office:value-type="float" office:value="17423607" calcext:value-type="float">
            <text:p>1742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update()</text:p>
          </table:table-cell>
        </table:table-row>
        <table:table-row table:style-name="ro1">
          <table:table-cell office:value-type="float" office:value="6.63" calcext:value-type="float">
            <text:p>6,63</text:p>
          </table:table-cell>
          <table:table-cell office:value-type="float" office:value="2.83" calcext:value-type="float">
            <text:p>2,83</text:p>
          </table:table-cell>
          <table:table-cell office:value-type="float" office:value="0.58" calcext:value-type="float">
            <text:p>0,58</text:p>
          </table:table-cell>
          <table:table-cell office:value-type="float" office:value="20000153" calcext:value-type="float">
            <text:p>2000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office:value-type="float" office:value="5.83" calcext:value-type="float">
            <text:p>5,83</text:p>
          </table:table-cell>
          <table:table-cell office:value-type="float" office:value="3.34" calcext:value-type="float">
            <text:p>3,34</text:p>
          </table:table-cell>
          <table:table-cell office:value-type="float" office:value="0.51" calcext:value-type="float">
            <text:p>0,51</text:p>
          </table:table-cell>
          <table:table-cell office:value-type="float" office:value="69694428" calcext:value-type="float">
            <text:p>69694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edge_length(Point_3, Point_3) const</text:p>
          </table:table-cell>
        </table:table-row>
        <table:table-row table:style-name="ro1">
          <table:table-cell office:value-type="float" office:value="3.89" calcext:value-type="float">
            <text:p>3,89</text:p>
          </table:table-cell>
          <table:table-cell office:value-type="float" office:value="3.68" calcext:value-type="float">
            <text:p>3,68</text:p>
          </table:table-cell>
          <table:table-cell office:value-type="float" office:value="0.34" calcext:value-type="float">
            <text:p>0,34</text:p>
          </table:table-cell>
          <table:table-cell office:value-type="float" office:value="26650309" calcext:value-type="float">
            <text:p>26650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3.92" calcext:value-type="float">
            <text:p>3,92</text:p>
          </table:table-cell>
          <table:table-cell office:value-type="float" office:value="0.25" calcext:value-type="float">
            <text:p>0,25</text:p>
          </table:table-cell>
          <table:table-cell office:value-type="float" office:value="139388416" calcext:value-type="float">
            <text:p>139388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end()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4.16" calcext:value-type="float">
            <text:p>4,16</text:p>
          </table:table-cell>
          <table:table-cell office:value-type="float" office:value="0.24" calcext:value-type="float">
            <text:p>0,24</text:p>
          </table:table-cell>
          <table:table-cell office:value-type="float" office:value="121964884" calcext:value-type="float">
            <text:p>121964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area() const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4.39" calcext:value-type="float">
            <text:p>4,39</text:p>
          </table:table-cell>
          <table:table-cell office:value-type="float" office:value="0.24" calcext:value-type="float">
            <text:p>0,24</text:p>
          </table:table-cell>
          <table:table-cell office:value-type="float" office:value="239389402" calcext:value-type="float">
            <text:p>239389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4.62" calcext:value-type="float">
            <text:p>4,62</text:p>
          </table:table-cell>
          <table:table-cell office:value-type="float" office:value="0.23" calcext:value-type="float">
            <text:p>0,23</text:p>
          </table:table-cell>
          <table:table-cell office:value-type="float" office:value="42714" calcext:value-type="float">
            <text:p>42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4.85" calcext:value-type="float">
            <text:p>4,85</text:p>
          </table:table-cell>
          <table:table-cell office:value-type="float" office:value="0.23" calcext:value-type="float">
            <text:p>0,23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get_parameter(int) const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float" office:value="5.07" calcext:value-type="float">
            <text:p>5,07</text:p>
          </table:table-cell>
          <table:table-cell office:value-type="float" office:value="0.22" calcext:value-type="float">
            <text:p>0,22</text:p>
          </table:table-cell>
          <table:table-cell office:value-type="float" office:value="87117760" calcext:value-type="float">
            <text:p>87117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*, std::vector&lt;Station, std::allocator&lt;Station&gt; &gt; &gt;::operator++()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float" office:value="5.28" calcext:value-type="float">
            <text:p>5,28</text:p>
          </table:table-cell>
          <table:table-cell office:value-type="float" office:value="0.22" calcext:value-type="float">
            <text:p>0,22</text:p>
          </table:table-cell>
          <table:table-cell office:value-type="float" office:value="209082624" calcext:value-type="float">
            <text:p>20908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*, std::vector&lt;Station, std::allocator&lt;Station&gt; &gt; &gt;::base() const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5.49" calcext:value-type="float">
            <text:p>5,49</text:p>
          </table:table-cell>
          <table:table-cell office:value-type="float" office:value="0.21" calcext:value-type="float">
            <text:p>0,2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set_parameter(int, int)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5.7" calcext:value-type="float">
            <text:p>5,7</text:p>
          </table:table-cell>
          <table:table-cell office:value-type="float" office:value="0.21" calcext:value-type="float">
            <text:p>0,21</text:p>
          </table:table-cell>
          <table:table-cell office:value-type="float" office:value="243929728" calcext:value-type="float">
            <text:p>243929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*, std::vector&lt;Station, std::allocator&lt;Station&gt; &gt; &gt;::operator-&gt;() const</text:p>
          </table:table-cell>
        </table:table-row>
        <table:table-row table:style-name="ro1">
          <table:table-cell office:value-type="float" office:value="2.29" calcext:value-type="float">
            <text:p>2,29</text:p>
          </table:table-cell>
          <table:table-cell office:value-type="float" office:value="5.9" calcext:value-type="float">
            <text:p>5,9</text:p>
          </table:table-cell>
          <table:table-cell office:value-type="float" office:value="0.2" calcext:value-type="float">
            <text:p>0,2</text:p>
          </table:table-cell>
          <table:table-cell office:value-type="float" office:value="34122012" calcext:value-type="float">
            <text:p>3412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atisfies_constraints() const</text:p>
          </table:table-cell>
        </table:table-row>
        <table:table-row table:style-name="ro1">
          <table:table-cell office:value-type="float" office:value="2.17" calcext:value-type="float">
            <text:p>2,17</text:p>
          </table:table-cell>
          <table:table-cell office:value-type="float" office:value="6.09" calcext:value-type="float">
            <text:p>6,09</text:p>
          </table:table-cell>
          <table:table-cell office:value-type="float" office:value="0.19" calcext:value-type="float">
            <text:p>0,19</text:p>
          </table:table-cell>
          <table:table-cell office:value-type="float" office:value="30000030" calcext:value-type="float">
            <text:p>30000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Bbox(Bbox const&amp;)</text:p>
          </table:table-cell>
        </table:table-row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6.28" calcext:value-type="float">
            <text:p>6,28</text:p>
          </table:table-cell>
          <table:table-cell office:value-type="float" office:value="0.19" calcext:value-type="float">
            <text:p>0,19</text:p>
          </table:table-cell>
          <table:table-cell office:value-type="float" office:value="121964884" calcext:value-type="float">
            <text:p>121964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perimeter() const</text:p>
          </table:table-cell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6.45" calcext:value-type="float">
            <text:p>6,45</text:p>
          </table:table-cell>
          <table:table-cell office:value-type="float" office:value="0.17" calcext:value-type="float">
            <text:p>0,17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6.61" calcext:value-type="float">
            <text:p>6,61</text:p>
          </table:table-cell>
          <table:table-cell office:value-type="float" office:value="0.17" calcext:value-type="float">
            <text:p>0,17</text:p>
          </table:table-cell>
          <table:table-cell office:value-type="float" office:value="10000002" calcext:value-type="float">
            <text:p>100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satisfies_constraints() const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6.77" calcext:value-type="float">
            <text:p>6,77</text:p>
          </table:table-cell>
          <table:table-cell office:value-type="float" office:value="0.16" calcext:value-type="float">
            <text:p>0,16</text:p>
          </table:table-cell>
          <table:table-cell office:value-type="float" office:value="191659072" calcext:value-type="float">
            <text:p>191659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*, std::vector&lt;Station, std::allocator&lt;Station&gt; &gt; &gt;::__normal_iterator(Station* const&amp;)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6.92" calcext:value-type="float">
            <text:p>6,92</text:p>
          </table:table-cell>
          <table:table-cell office:value-type="float" office:value="0.16" calcext:value-type="float">
            <text:p>0,16</text:p>
          </table:table-cell>
          <table:table-cell office:value-type="float" office:value="104541312" calcext:value-type="float">
            <text:p>104541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__gnu_cxx::operator!=&lt;Station*, std::vector&lt;Station, std::allocator&lt;Station&gt; &gt; &gt;(__gnu_cxx::__normal_iterator&lt;Station*, std::vector&lt;Station, std::allocator&lt;Station&gt; &gt; &gt; const&amp;, __gnu_cxx::__normal_iterator&lt;Station*, std::vector&lt;Station, std::allocator&lt;Station&gt; &gt; &gt; const&amp;)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7.08" calcext:value-type="float">
            <text:p>7,08</text:p>
          </table:table-cell>
          <table:table-cell office:value-type="float" office:value="0.16" calcext:value-type="float">
            <text:p>0,16</text:p>
          </table:table-cell>
          <table:table-cell office:value-type="float" office:value="52270656" calcext:value-type="float">
            <text:p>52270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begin()</text:p>
          </table:table-cell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7.23" calcext:value-type="float">
            <text:p>7,23</text:p>
          </table:table-cell>
          <table:table-cell office:value-type="float" office:value="0.15" calcext:value-type="float">
            <text:p>0,15</text:p>
          </table:table-cell>
          <table:table-cell office:value-type="float" office:value="65688456" calcext:value-type="float">
            <text:p>65688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deadrise_angle_deg() const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7.37" calcext:value-type="float">
            <text:p>7,37</text:p>
          </table:table-cell>
          <table:table-cell office:value-type="float" office:value="0.14" calcext:value-type="float">
            <text:p>0,14</text:p>
          </table:table-cell>
          <table:table-cell office:value-type="float" office:value="68244034" calcext:value-type="float">
            <text:p>68244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flare_angle_deg() const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7.51" calcext:value-type="float">
            <text:p>7,51</text:p>
          </table:table-cell>
          <table:table-cell office:value-type="float" office:value="0.14" calcext:value-type="float">
            <text:p>0,14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dyOptimizer&lt;OptimizableHull&gt;::do_step()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7.61" calcext:value-type="float">
            <text:p>7,61</text:p>
          </table:table-cell>
          <table:table-cell office:value-type="float" office:value="0.1" calcext:value-type="float">
            <text:p>0,1</text:p>
          </table:table-cell>
          <table:table-cell office:value-type="float" office:value="30436074" calcext:value-type="float">
            <text:p>30436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 const*, std::vector&lt;Station, std::allocator&lt;Station&gt; &gt; &gt;::operator++()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7.7" calcext:value-type="float">
            <text:p>7,7</text:p>
          </table:table-cell>
          <table:table-cell office:value-type="float" office:value="0.1" calcext:value-type="float">
            <text:p>0,1</text:p>
          </table:table-cell>
          <table:table-cell office:value-type="float" office:value="38360302" calcext:value-type="float">
            <text:p>38360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__gnu_cxx::operator!=&lt;Station const*, std::vector&lt;Station, std::allocator&lt;Station&gt; &gt; &gt;(__gnu_cxx::__normal_iterator&lt;Station const*, std::vector&lt;Station, std::allocator&lt;Station&gt; &gt; &gt; const&amp;, __gnu_cxx::__normal_iterator&lt;Station const*, std::vector&lt;Station, std::allocator&lt;Station&gt; &gt; &gt; const&amp;)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7.78" calcext:value-type="float">
            <text:p>7,78</text:p>
          </table:table-cell>
          <table:table-cell office:value-type="float" office:value="0.08" calcext:value-type="float">
            <text:p>0,08</text:p>
          </table:table-cell>
          <table:table-cell office:value-type="float" office:value="30000049" calcext:value-type="float">
            <text:p>3000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~Bbox()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7.86" calcext:value-type="float">
            <text:p>7,86</text:p>
          </table:table-cell>
          <table:table-cell office:value-type="float" office:value="0.08" calcext:value-type="float">
            <text:p>0,08</text:p>
          </table:table-cell>
          <table:table-cell office:value-type="float" office:value="7423551" calcext:value-type="float">
            <text:p>742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revert_last_change()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7.93" calcext:value-type="float">
            <text:p>7,93</text:p>
          </table:table-cell>
          <table:table-cell office:value-type="float" office:value="0.07" calcext:value-type="float">
            <text:p>0,07</text:p>
          </table:table-cell>
          <table:table-cell office:value-type="float" office:value="76720604" calcext:value-type="float">
            <text:p>76720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 const*, std::vector&lt;Station, std::allocator&lt;Station&gt; &gt; &gt;::base() const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7.99" calcext:value-type="float">
            <text:p>7,99</text:p>
          </table:table-cell>
          <table:table-cell office:value-type="float" office:value="0.06" calcext:value-type="float">
            <text:p>0,06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get_parameter(int)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8.05" calcext:value-type="float">
            <text:p>8,05</text:p>
          </table:table-cell>
          <table:table-cell office:value-type="float" office:value="0.06" calcext:value-type="float">
            <text:p>0,06</text:p>
          </table:table-cell>
          <table:table-cell office:value-type="float" office:value="15848456" calcext:value-type="float">
            <text:p>15848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 const*, std::vector&lt;Station, std::allocator&lt;Station&gt; &gt; &gt;::__normal_iterator(Station const* const&amp;)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8.11" calcext:value-type="float">
            <text:p>8,11</text:p>
          </table:table-cell>
          <table:table-cell office:value-type="float" office:value="0.06" calcext:value-type="float">
            <text:p>0,06</text:p>
          </table:table-cell>
          <table:table-cell office:value-type="float" office:value="14238309" calcext:value-type="float">
            <text:p>14238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fitness()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8.17" calcext:value-type="float">
            <text:p>8,17</text:p>
          </table:table-cell>
          <table:table-cell office:value-type="float" office:value="0.06" calcext:value-type="float">
            <text:p>0,06</text:p>
          </table:table-cell>
          <table:table-cell office:value-type="float" office:value="10000025" calcext:value-type="float">
            <text:p>1000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tation(Station const&amp;)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8.22" calcext:value-type="float">
            <text:p>8,22</text:p>
          </table:table-cell>
          <table:table-cell office:value-type="float" office:value="0.06" calcext:value-type="float">
            <text:p>0,06</text:p>
          </table:table-cell>
          <table:table-cell office:value-type="float" office:value="40000306" calcext:value-type="float">
            <text:p>40000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8.27" calcext:value-type="float">
            <text:p>8,27</text:p>
          </table:table-cell>
          <table:table-cell office:value-type="float" office:value="0.05" calcext:value-type="float">
            <text:p>0,05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bbox() const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8.32" calcext:value-type="float">
            <text:p>8,32</text:p>
          </table:table-cell>
          <table:table-cell office:value-type="float" office:value="0.05" calcext:value-type="float">
            <text:p>0,05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.35" calcext:value-type="float">
            <text:p>8,35</text:p>
          </table:table-cell>
          <table:table-cell office:value-type="float" office:value="0.04" calcext:value-type="float">
            <text:p>0,04</text:p>
          </table:table-cell>
          <table:table-cell office:value-type="float" office:value="34121986" calcext:value-type="float">
            <text:p>34121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 const*, std::vector&lt;Station, std::allocator&lt;Station&gt; &gt; &gt;::operator*(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.39" calcext:value-type="float">
            <text:p>8,39</text:p>
          </table:table-cell>
          <table:table-cell office:value-type="float" office:value="0.04" calcext:value-type="float">
            <text:p>0,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8.42" calcext:value-type="float">
            <text:p>8,42</text:p>
          </table:table-cell>
          <table:table-cell office:value-type="float" office:value="0.03" calcext:value-type="float">
            <text:p>0,03</text:p>
          </table:table-cell>
          <table:table-cell office:value-type="float" office:value="20000153" calcext:value-type="float">
            <text:p>2000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8.45" calcext:value-type="float">
            <text:p>8,45</text:p>
          </table:table-cell>
          <table:table-cell office:value-type="float" office:value="0.03" calcext:value-type="float">
            <text:p>0,03</text:p>
          </table:table-cell>
          <table:table-cell office:value-type="float" office:value="17423551" calcext:value-type="float">
            <text:p>1742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operator[](unsigned long)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8.48" calcext:value-type="float">
            <text:p>8,48</text:p>
          </table:table-cell>
          <table:table-cell office:value-type="float" office:value="0.03" calcext:value-type="float">
            <text:p>0,03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52" calcext:value-type="float">
            <text:p>8,52</text:p>
          </table:table-cell>
          <table:table-cell office:value-type="float" office:value="0.02" calcext:value-type="float">
            <text:p>0,02</text:p>
          </table:table-cell>
          <table:table-cell office:value-type="float" office:value="17423551" calcext:value-type="float">
            <text:p>1742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et_parameter(int, int)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54" calcext:value-type="float">
            <text:p>8,54</text:p>
          </table:table-cell>
          <table:table-cell office:value-type="float" office:value="0.02" calcext:value-type="float">
            <text:p>0,02</text:p>
          </table:table-cell>
          <table:table-cell office:value-type="float" office:value="7924228" calcext:value-type="float">
            <text:p>7924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begin() const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56" calcext:value-type="float">
            <text:p>8,56</text:p>
          </table:table-cell>
          <table:table-cell office:value-type="float" office:value="0.02" calcext:value-type="float">
            <text:p>0,02</text:p>
          </table:table-cell>
          <table:table-cell office:value-type="float" office:value="6650156" calcext:value-type="float">
            <text:p>665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58" calcext:value-type="float">
            <text:p>8,58</text:p>
          </table:table-cell>
          <table:table-cell office:value-type="float" office:value="0.02" calcext:value-type="float">
            <text:p>0,0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keel() const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6" calcext:value-type="float">
            <text:p>8,6</text:p>
          </table:table-cell>
          <table:table-cell office:value-type="float" office:value="0.02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line_print() const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62" calcext:value-type="float">
            <text:p>8,62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Station::area_sq_perimeter_ratio()</text:p>
          </table:table-cell>
          <table:table-cell office:value-type="string" calcext:value-type="string">
            <text:p>const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3" calcext:value-type="float">
            <text:p>8,63</text:p>
          </table:table-cell>
          <table:table-cell office:value-type="float" office:value="0.01" calcext:value-type="float">
            <text:p>0,0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operator[](unsigned long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4" calcext:value-type="float">
            <text:p>8,64</text:p>
          </table:table-cell>
          <table:table-cell office:value-type="float" office:value="0.01" calcext:value-type="float">
            <text:p>0,01</text:p>
          </table:table-cell>
          <table:table-cell office:value-type="float" office:value="9975234" calcext:value-type="float">
            <text:p>9975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5" calcext:value-type="float">
            <text:p>8,65</text:p>
          </table:table-cell>
          <table:table-cell office:value-type="float" office:value="0.01" calcext:value-type="float">
            <text:p>0,01</text:p>
          </table:table-cell>
          <table:table-cell office:value-type="float" office:value="7924228" calcext:value-type="float">
            <text:p>7924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end(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6" calcext:value-type="float">
            <text:p>8,66</text:p>
          </table:table-cell>
          <table:table-cell office:value-type="float" office:value="0.01" calcext:value-type="float">
            <text:p>0,01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7" calcext:value-type="float">
            <text:p>8,67</text:p>
          </table:table-cell>
          <table:table-cell office:value-type="float" office:value="0.01" calcext:value-type="float">
            <text:p>0,01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8" calcext:value-type="float">
            <text:p>8,68</text:p>
          </table:table-cell>
          <table:table-cell office:value-type="float" office:value="0.01" calcext:value-type="float">
            <text:p>0,01</text:p>
          </table:table-cell>
          <table:table-cell office:value-type="float" office:value="4361" calcext:value-type="float">
            <text:p>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9" calcext:value-type="float">
            <text:p>8,69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vector&lt;Station, std::allocator&lt;Station&gt; &gt;::emplace_back&lt;Station&gt;(Station&amp;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7" calcext:value-type="float">
            <text:p>8,7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push_back(Station&amp;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71" calcext:value-type="float">
            <text:p>8,7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8.59" calcext:value-type="float">
            <text:p>8,59</text:p>
          </table:table-cell>
          <table:table-cell office:value-type="string" calcext:value-type="string">
            <text:p>GreedyOptimizer&lt;OptimizableHull&gt;::run(int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72" calcext:value-type="float">
            <text:p>8,72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tion::resolution(int)</text:p>
          </table:table-cell>
          <table:table-cell office:value-type="string" calcext:value-type="string">
            <text:p>const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73" calcext:value-type="float">
            <text:p>8,7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tion::points_in_bbox()</text:p>
          </table:table-cell>
          <table:table-cell office:value-type="string" calcext:value-type="string">
            <text:p>const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8.74" calcext:value-type="float">
            <text:p>8,74</text:p>
          </table:table-cell>
          <table:table-cell office:value-type="float" office:value="0.01" calcext:value-type="float">
            <text:p>0,01</text:p>
          </table:table-cell>
          <table:table-cell office:value-type="float" office:value="20000153" calcext:value-type="float">
            <text:p>2000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8.74" calcext:value-type="float">
            <text:p>8,74</text:p>
          </table:table-cell>
          <table:table-cell office:value-type="float" office:value="0.01" calcext:value-type="float">
            <text:p>0,01</text:p>
          </table:table-cell>
          <table:table-cell office:value-type="float" office:value="4368" calcext:value-type="float">
            <text:p>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8.75" calcext:value-type="float">
            <text:p>8,75</text:p>
          </table:table-cell>
          <table:table-cell office:value-type="float" office:value="0.01" calcext:value-type="float">
            <text:p>0,01</text:p>
          </table:table-cell>
          <table:table-cell office:value-type="float" office:value="4361" calcext:value-type="float">
            <text:p>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8.75" calcext:value-type="float">
            <text:p>8,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ull::Hull(int, 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0000043" calcext:value-type="float">
            <text:p>1000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~Station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6650156" calcext:value-type="float">
            <text:p>665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325082" calcext:value-type="float">
            <text:p>3325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368" calcext:value-type="float">
            <text:p>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Point_3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origin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beam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chin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&amp;&amp; std::forward&lt;Station&gt;(std::remove_reference&lt;Station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::bas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siz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__addressof&lt;Station&gt;(Station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Bbox(Bbox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tation(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max_siz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emove_reference&lt;Station&amp;&gt;::type&amp;&amp; std::move&lt;Station&amp;&gt;(Station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Destroy&lt;Station&gt;(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erator new(unsigned long, void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operator==&lt;Station*&gt;(std::move_iterator&lt;Station*&gt; const&amp;, std::move_iterator&lt;Station*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operator!=&lt;Station*&gt;(std::move_iterator&lt;Station*&gt; const&amp;, std::move_iterator&lt;Station*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area_perimeter_ratio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M_get_Tp_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M_get_Tp_allocator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max_siz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::move_iterator(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allocator_traits&lt;std::allocator&lt;Station&gt; &gt;::_S_max_size&lt;std::allocator&lt;Station&gt; const, void&gt;(std::allocator&lt;Station&gt; const&amp;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_traits&lt;std::allocator&lt;Station&gt; &gt;::max_size(std::allocator&lt;Station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 std::__make_move_if_noexcept_iterator&lt;Station*, std::move_iterator&lt;Station*&gt; &gt;(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Bbox(Point_3, Point_3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::operator*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::operator++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Construct&lt;Station, Station&gt;(Station*, 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StationParameters(double, double, double, double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operator=(Bbox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tion::generate_chine_and_ke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tion::Station(Bbox&amp;, StationParameters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__gnu_cxx::new_allocator&lt;Station&gt;::construct&lt;Station, Station&gt;(Station*, 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point_at_t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y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z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find_point_with_z_coord(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Destroy_aux&lt;false&gt;::__destroy&lt;Station*&gt;(Station*, 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M_deallocate(Station*, 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numeric_limits&lt;int&gt;::max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ZNSt16allocator_traitsISaI7StationEE12_S_constructIS0_IS0_EEENSt9enable_ifIXsrSt6__and_IINS2_18__construct_helperIT_IDpT0_EE4typeEEE5valueEvE4typeERS1_PS7_DpOS8_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type (_S_construct({parm#1}, {parm#2}, (forward&lt;Station&gt;)({parm#3}))) std::allocator_traits&lt;std::allocator&lt;Station&gt; &gt;::construct&lt;Station, Station&gt;(std::allocator&lt;Station&gt;&amp;, Station*, 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emove_reference&lt;std::string&amp;&gt;::type&amp;&amp; std::move&lt;std::string&amp;&gt;(std::string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Destroy&lt;Station*&gt;(Station*, 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Destroy&lt;Station*, Station&gt;(Station*, Station*, std::allocator&lt;Station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deallocate(Station*, 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allocate(unsigned long, void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_M_check_len(unsigned long, char const*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M_allocat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_traits&lt;std::allocator&lt;Station&gt; &gt;::deallocate(std::allocator&lt;Station&gt;&amp;, Station*, 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_traits&lt;std::allocator&lt;Station&gt; &gt;::allocate(std::allocator&lt;Station&gt;&amp;, 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__uninitialized_copy&lt;false&gt;::__uninit_copy&lt;std::move_iterator&lt;Station*&gt;, Station*&gt;(std::move_iterator&lt;Station*&gt;, std::move_iterator&lt;Station*&gt;, 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vector&lt;Station, std::allocator&lt;Station&gt; &gt;::_M_emplace_back_aux&lt;Station&gt;(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uninitialized_copy&lt;std::move_iterator&lt;Station*&gt;, Station*&gt;(std::move_iterator&lt;Station*&gt;, std::move_iterator&lt;Station*&gt;, 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__uninitialized_copy_a&lt;std::move_iterator&lt;Station*&gt;, Station*, Station&gt;(std::move_iterator&lt;Station*&gt;, std::move_iterator&lt;Station*&gt;, Station*, std::allocator&lt;Station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__uninitialized_move_if_noexcept_a&lt;Station*, Station*, std::allocator&lt;Station&gt; &gt;(Station*, Station*, Station*, std::allocator&lt;Station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Hull::export_hull_coordinates(std::string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line_print_label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er::Optimiz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Hull::print_hull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1" calcext:value-type="float">
            <text:p>8,71</text:p>
          </table:table-cell>
          <table:table-cell office:value-type="string" calcext:value-type="string">
            <text:p>old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::Optimizable(int, 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dyOptimizer&lt;OptimizableHull&gt;::GreedyOptimizer(OptimizableHul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dyOptimizer&lt;OptimizableHull&gt;::~GreedyOptimiz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OptimizableHull::OptimizableHul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~OptimizableHul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teCarloOptimizer&lt;OptimizableHull&gt;::MonteCarloOptimizer(OptimizableHul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teCarloOptimizer&lt;OptimizableHull&gt;::~MonteCarloOptimiz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::~Hul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tation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new_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~new_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&lt;Station&gt;::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&lt;Station&gt;::~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Vector_impl::_Vector_imp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Vector_impl::~_Vector_imp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Vector_bas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~_Vector_bas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vec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~vector()</text:p>
          </table:table-cell>
        </table:table-row>
      </table:table>
      <table:table table:name="deg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  <table:table-cell table:number-columns-repeated="32"/>
        </table:table-row>
        <table:table-row table:style-name="ro1">
          <table:table-cell office:value-type="float" office:value="21.55" calcext:value-type="float">
            <text:p>21,55</text:p>
          </table:table-cell>
          <table:table-cell table:number-columns-repeated="2" office:value-type="float" office:value="1.28" calcext:value-type="float">
            <text:p>1,28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ulate_station_properties</text:p>
          </table:table-cell>
          <table:table-cell office:value-type="string" calcext:value-type="string">
            <text:p>StationCalculator&lt;int, HullParameters&lt;15&gt; &gt;::calculate_station_properties(int, int, int, int) const</text:p>
          </table:table-cell>
          <table:table-cell table:number-columns-repeated="32"/>
        </table:table-row>
        <table:table-row table:style-name="ro1">
          <table:table-cell office:value-type="float" office:value="16.25" calcext:value-type="float">
            <text:p>16,25</text:p>
          </table:table-cell>
          <table:table-cell office:value-type="float" office:value="2.25" calcext:value-type="float">
            <text:p>2,25</text:p>
          </table:table-cell>
          <table:table-cell office:value-type="float" office:value="0.97" calcext:value-type="float">
            <text:p>0,97</text:p>
          </table:table-cell>
          <table:table-cell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ute_fitness</text:p>
          </table:table-cell>
          <table:table-cell office:value-type="string" calcext:value-type="string">
            <text:p>HullModel::compute_fitness() const</text:p>
          </table:table-cell>
          <table:table-cell table:number-columns-repeated="32"/>
        </table:table-row>
        <table:table-row table:style-name="ro1">
          <table:table-cell office:value-type="float" office:value="11.37" calcext:value-type="float">
            <text:p>11,37</text:p>
          </table:table-cell>
          <table:table-cell office:value-type="float" office:value="2.92" calcext:value-type="float">
            <text:p>2,92</text:p>
          </table:table-cell>
          <table:table-cell office:value-type="float" office:value="0.68" calcext:value-type="float">
            <text:p>0,68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iform_int_distribution&lt;int&gt;::operator()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</text:p>
          </table:table-cell>
          <table:table-cell table:number-columns-repeated="30"/>
          <table:table-cell office:value-type="string" calcext:value-type="string">
            <text:p>std::uniform_int_distribution&lt;int&gt;::param_type</text:p>
          </table:table-cell>
          <table:table-cell office:value-type="string" calcext:value-type="string">
            <text:p>const&amp;)</text:p>
          </table:table-cell>
        </table:table-row>
        <table:table-row table:style-name="ro1">
          <table:table-cell office:value-type="float" office:value="7.49" calcext:value-type="float">
            <text:p>7,49</text:p>
          </table:table-cell>
          <table:table-cell office:value-type="float" office:value="3.37" calcext:value-type="float">
            <text:p>3,37</text:p>
          </table:table-cell>
          <table:table-cell office:value-type="float" office:value="0.45" calcext:value-type="float">
            <text:p>0,45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ge_length</text:p>
          </table:table-cell>
          <table:table-cell office:value-type="string" calcext:value-type="string">
            <text:p>StationCalculator&lt;int, HullParameters&lt;15&gt; &gt;::edge_length(int, int, int, int) const</text:p>
          </table:table-cell>
          <table:table-cell table:number-columns-repeated="32"/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3.73" calcext:value-type="float">
            <text:p>3,73</text:p>
          </table:table-cell>
          <table:table-cell office:value-type="float" office:value="0.37" calcext:value-type="float">
            <text:p>0,37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tationCalculator&lt;int, HullParameters&lt;15&gt; &gt;::deg(double) const</text:p>
          </table:table-cell>
          <table:table-cell table:number-columns-repeated="32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4.05" calcext:value-type="float">
            <text:p>4,05</text:p>
          </table:table-cell>
          <table:table-cell office:value-type="float" office:value="0.32" calcext:value-type="float">
            <text:p>0,32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q_edge_length</text:p>
          </table:table-cell>
          <table:table-cell office:value-type="string" calcext:value-type="string">
            <text:p>StationCalculator&lt;int, HullParameters&lt;15&gt; &gt;::sq_edge_length(int, int, int, int) const</text:p>
          </table:table-cell>
          <table:table-cell table:number-columns-repeated="32"/>
        </table:table-row>
        <table:table-row table:style-name="ro1">
          <table:table-cell office:value-type="float" office:value="4.88" calcext:value-type="float">
            <text:p>4,88</text:p>
          </table:table-cell>
          <table:table-cell office:value-type="float" office:value="4.34" calcext:value-type="float">
            <text:p>4,34</text:p>
          </table:table-cell>
          <table:table-cell office:value-type="float" office:value="0.29" calcext:value-type="float">
            <text:p>0,29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senne_twister_engine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  <table:table-cell table:number-columns-repeated="32"/>
        </table:table-row>
        <table:table-row table:style-name="ro1">
          <table:table-cell office:value-type="float" office:value="3.87" calcext:value-type="float">
            <text:p>3,87</text:p>
          </table:table-cell>
          <table:table-cell office:value-type="float" office:value="4.57" calcext:value-type="float">
            <text:p>4,57</text:p>
          </table:table-cell>
          <table:table-cell office:value-type="float" office:value="0.23" calcext:value-type="float">
            <text:p>0,23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ulate_station_properties</text:p>
          </table:table-cell>
          <table:table-cell office:value-type="string" calcext:value-type="string">
            <text:p>HullModel::calculate_station_properties(int) const</text:p>
          </table:table-cell>
          <table:table-cell table:number-columns-repeated="32"/>
        </table:table-row>
        <table:table-row table:style-name="ro1">
          <table:table-cell office:value-type="float" office:value="3.28" calcext:value-type="float">
            <text:p>3,28</text:p>
          </table:table-cell>
          <table:table-cell office:value-type="float" office:value="4.76" calcext:value-type="float">
            <text:p>4,76</text:p>
          </table:table-cell>
          <table:table-cell office:value-type="float" office:value="0.2" calcext:value-type="float">
            <text:p>0,2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  <table:table-cell table:number-columns-repeated="32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4.95" calcext:value-type="float">
            <text:p>4,95</text:p>
          </table:table-cell>
          <table:table-cell office:value-type="float" office:value="0.19" calcext:value-type="float">
            <text:p>0,19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  <table:table-cell table:number-columns-repeated="32"/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5.11" calcext:value-type="float">
            <text:p>5,11</text:p>
          </table:table-cell>
          <table:table-cell office:value-type="float" office:value="0.16" calcext:value-type="float">
            <text:p>0,16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  <table:table-cell table:number-columns-repeated="32"/>
        </table:table-row>
        <table:table-row table:style-name="ro1">
          <table:table-cell office:value-type="float" office:value="2.61" calcext:value-type="float">
            <text:p>2,61</text:p>
          </table:table-cell>
          <table:table-cell office:value-type="float" office:value="5.27" calcext:value-type="float">
            <text:p>5,27</text:p>
          </table:table-cell>
          <table:table-cell office:value-type="float" office:value="0.16" calcext:value-type="float">
            <text:p>0,16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</text:p>
          </table:table-cell>
          <table:table-cell table:number-columns-repeated="30"/>
          <table:table-cell office:value-type="string" calcext:value-type="string">
            <text:p>18ul,</text:p>
          </table:table-cell>
          <table:table-cell office:value-type="string" calcext:value-type="string">
            <text:p>1812433253ul&gt;&amp;)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5.4" calcext:value-type="float">
            <text:p>5,4</text:p>
          </table:table-cell>
          <table:table-cell office:value-type="float" office:value="0.14" calcext:value-type="float">
            <text:p>0,14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roperties::StationProperties(double, double, double, double)</text:p>
          </table:table-cell>
          <table:table-cell table:number-columns-repeated="32"/>
        </table:table-row>
        <table:table-row table:style-name="ro1">
          <table:table-cell office:value-type="float" office:value="2.02" calcext:value-type="float">
            <text:p>2,02</text:p>
          </table:table-cell>
          <table:table-cell office:value-type="float" office:value="5.52" calcext:value-type="float">
            <text:p>5,52</text:p>
          </table:table-cell>
          <table:table-cell office:value-type="float" office:value="0.12" calcext:value-type="float">
            <text:p>0,1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  <table:table-cell table:number-columns-repeated="32"/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5.59" calcext:value-type="float">
            <text:p>5,59</text:p>
          </table:table-cell>
          <table:table-cell office:value-type="float" office:value="0.07" calcext:value-type="float">
            <text:p>0,07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  <table:table-cell table:number-columns-repeated="32"/>
        </table:table-row>
        <table:table-row table:style-name="ro1">
          <table:table-cell office:value-type="float" office:value="1.01" calcext:value-type="float">
            <text:p>1,01</text:p>
          </table:table-cell>
          <table:table-cell office:value-type="float" office:value="5.65" calcext:value-type="float">
            <text:p>5,65</text:p>
          </table:table-cell>
          <table:table-cell office:value-type="float" office:value="0.06" calcext:value-type="float">
            <text:p>0,06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  <table:table-cell table:number-columns-repeated="32"/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5.7" calcext:value-type="float">
            <text:p>5,7</text:p>
          </table:table-cell>
          <table:table-cell office:value-type="float" office:value="0.05" calcext:value-type="float">
            <text:p>0,05</text:p>
          </table:table-cell>
          <table:table-cell office:value-type="float" office:value="71060427" calcext:value-type="float">
            <text:p>710604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roperties::StationProperties()</text:p>
          </table:table-cell>
          <table:table-cell table:number-columns-repeated="32"/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5.74" calcext:value-type="float">
            <text:p>5,74</text:p>
          </table:table-cell>
          <table:table-cell office:value-type="float" office:value="0.05" calcext:value-type="float">
            <text:p>0,05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  <table:table-cell table:number-columns-repeated="32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5.77" calcext:value-type="float">
            <text:p>5,77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office:value-type="float" office:value="5.89" calcext:value-type="float">
            <text:p>5,89</text:p>
          </table:table-cell>
          <table:table-cell/>
          <table:table-cell office:value-type="string" calcext:value-type="string">
            <text:p>HillClimber&lt;HullModel&gt;::run(int)</text:p>
          </table:table-cell>
          <table:table-cell table:number-columns-repeated="32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5.79" calcext:value-type="float">
            <text:p>5,79</text:p>
          </table:table-cell>
          <table:table-cell office:value-type="float" office:value="0.02" calcext:value-type="float">
            <text:p>0,02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  <table:table-cell table:number-columns-repeated="32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5.81" calcext:value-type="float">
            <text:p>5,81</text:p>
          </table:table-cell>
          <table:table-cell office:value-type="float" office:value="0.02" calcext:value-type="float">
            <text:p>0,02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  <table:table-cell table:number-columns-repeated="32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5.83" calcext:value-type="float">
            <text:p>5,83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  <table:table-cell table:number-columns-repeated="3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5.85" calcext:value-type="float">
            <text:p>5,85</text:p>
          </table:table-cell>
          <table:table-cell office:value-type="float" office:value="0.02" calcext:value-type="float">
            <text:p>0,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86" calcext:value-type="float">
            <text:p>5,86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87" calcext:value-type="float">
            <text:p>5,87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88" calcext:value-type="float">
            <text:p>5,88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</text:p>
          </table:table-cell>
          <table:table-cell table:number-columns-repeated="30"/>
          <table:table-cell office:value-type="string" calcext:value-type="string">
            <text:p>std::bernoulli_distribution::param_type</text:p>
          </table:table-cell>
          <table:table-cell office:value-type="string" calcext:value-type="string">
            <text:p>const&amp;)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89" calcext:value-type="float">
            <text:p>5,8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9" calcext:value-type="float">
            <text:p>5,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91" calcext:value-type="float">
            <text:p>5,91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92" calcext:value-type="float">
            <text:p>5,92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93" calcext:value-type="float">
            <text:p>5,9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ptimizableModel::OptimizableModel(std::pair&lt;int,</text:p>
          </table:table-cell>
          <table:table-cell office:value-type="string" calcext:value-type="string">
            <text:p>int&gt;*)</text:p>
          </table:table-cell>
          <table:table-cell table:number-columns-repeated="35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5.93" calcext:value-type="float">
            <text:p>5,93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5.94" calcext:value-type="float">
            <text:p>5,94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export_hull_coordinates(std::string) const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5.94" calcext:value-type="float">
            <text:p>5,9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_GLOBAL__sub_I_main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output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4HullC2Eiii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9HullModelC2Ev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,93</text:p>
          </table:table-cell>
          <table:table-cell/>
          <table:table-cell office:value-type="string" calcext:value-type="string">
            <text:p>new_alg(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Calculator&lt;int, HullParameters&lt;15&gt; &gt;::StationCalculator(HullParameters&lt;15&gt;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HullModel::HullModel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  <table:table-cell table:number-columns-repeated="32"/>
        </table:table-row>
      </table:table>
      <table:table table:name="rad" table:style-name="ta1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1.15" calcext:value-type="float">
            <text:p>1,15</text:p>
          </table:table-cell>
          <table:table-cell table:style-name="ce1"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mpute_fitness()</text:p>
          </table:table-cell>
          <table:table-cell office:value-type="string" calcext:value-type="string">
            <text:p>HullModel::compute_fitness() const</text:p>
          </table:table-cell>
        </table:table-row>
        <table:table-row table:style-name="ro1">
          <table:table-cell table:style-name="ce2" office:value-type="float" office:value="18.4" calcext:value-type="float">
            <text:p>18,4</text:p>
          </table:table-cell>
          <table:table-cell office:value-type="float" office:value="2.07" calcext:value-type="float">
            <text:p>2,07</text:p>
          </table:table-cell>
          <table:table-cell office:value-type="float" office:value="0.92" calcext:value-type="float">
            <text:p>0,92</text:p>
          </table:table-cell>
          <table:table-cell table:style-name="ce2"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alculate_station_properties</text:p>
          </table:table-cell>
          <table:table-cell office:value-type="string" calcext:value-type="string">
            <text:p>StationCalculator&lt;int, HullParameters&lt;15&gt; &gt;::calculate_station_properties(int, int, int, int) const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2.56" calcext:value-type="float">
            <text:p>2,56</text:p>
          </table:table-cell>
          <table:table-cell office:value-type="float" office:value="0.49" calcext:value-type="float">
            <text:p>0,49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std::uniform_int_distribution&lt;int&gt;::operator()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table:style-name="ce1" office:value-type="float" office:value="8.6" calcext:value-type="float">
            <text:p>8,6</text:p>
          </table:table-cell>
          <table:table-cell office:value-type="float" office:value="2.99" calcext:value-type="float">
            <text:p>2,99</text:p>
          </table:table-cell>
          <table:table-cell office:value-type="float" office:value="0.43" calcext:value-type="float">
            <text:p>0,43</text:p>
          </table:table-cell>
          <table:table-cell table:style-name="ce1"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edge_length</text:p>
          </table:table-cell>
          <table:table-cell office:value-type="string" calcext:value-type="string">
            <text:p>StationCalculator&lt;int, HullParameters&lt;15&gt; &gt;::edge_length(int, int, int, int) const</text:p>
          </table:table-cell>
        </table:table-row>
        <table:table-row table:style-name="ro1">
          <table:table-cell table:style-name="ce1" office:value-type="float" office:value="5.9" calcext:value-type="float">
            <text:p>5,9</text:p>
          </table:table-cell>
          <table:table-cell office:value-type="float" office:value="3.29" calcext:value-type="float">
            <text:p>3,29</text:p>
          </table:table-cell>
          <table:table-cell office:value-type="float" office:value="0.3" calcext:value-type="float">
            <text:p>0,3</text:p>
          </table:table-cell>
          <table:table-cell table:style-name="ce1"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calculate_station_properties</text:p>
          </table:table-cell>
          <table:table-cell office:value-type="string" calcext:value-type="string">
            <text:p>HullModel::calculate_station_properties(int) const</text:p>
          </table:table-cell>
        </table:table-row>
        <table:table-row table:style-name="ro1">
          <table:table-cell table:style-name="ce1" office:value-type="float" office:value="5.2" calcext:value-type="float">
            <text:p>5,2</text:p>
          </table:table-cell>
          <table:table-cell office:value-type="float" office:value="3.55" calcext:value-type="float">
            <text:p>3,55</text:p>
          </table:table-cell>
          <table:table-cell office:value-type="float" office:value="0.26" calcext:value-type="float">
            <text:p>0,26</text:p>
          </table:table-cell>
          <table:table-cell table:style-name="ce1"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sq_edge_length</text:p>
          </table:table-cell>
          <table:table-cell office:value-type="string" calcext:value-type="string">
            <text:p>StationCalculator&lt;int, HullParameters&lt;15&gt; &gt;::sq_edge_length(int, int, int, int) const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79" calcext:value-type="float">
            <text:p>3,79</text:p>
          </table:table-cell>
          <table:table-cell office:value-type="float" office:value="0.25" calcext:value-type="float">
            <text:p>0,25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senne_twister_engine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table:style-name="ce1" office:value-type="float" office:value="3.2" calcext:value-type="float">
            <text:p>3,2</text:p>
          </table:table-cell>
          <table:table-cell office:value-type="float" office:value="3.95" calcext:value-type="float">
            <text:p>3,95</text:p>
          </table:table-cell>
          <table:table-cell office:value-type="float" office:value="0.16" calcext:value-type="float">
            <text:p>0,16</text:p>
          </table:table-cell>
          <table:table-cell table:style-name="ce1"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StationProperties::StationProperties</text:p>
          </table:table-cell>
          <table:table-cell office:value-type="string" calcext:value-type="string">
            <text:p>StationProperties::StationProperties(double, double, double, double)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4.08" calcext:value-type="float">
            <text:p>4,08</text:p>
          </table:table-cell>
          <table:table-cell office:value-type="float" office:value="0.13" calcext:value-type="float">
            <text:p>0,13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senne_twister_engine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8" calcext:value-type="float">
            <text:p>4,18</text:p>
          </table:table-cell>
          <table:table-cell office:value-type="float" office:value="0.1" calcext:value-type="float">
            <text:p>0,1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4.27" calcext:value-type="float">
            <text:p>4,27</text:p>
          </table:table-cell>
          <table:table-cell office:value-type="float" office:value="0.09" calcext:value-type="float">
            <text:p>0,09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4.36" calcext:value-type="float">
            <text:p>4,36</text:p>
          </table:table-cell>
          <table:table-cell office:value-type="float" office:value="0.09" calcext:value-type="float">
            <text:p>0,09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4.45" calcext:value-type="float">
            <text:p>4,45</text:p>
          </table:table-cell>
          <table:table-cell office:value-type="float" office:value="0.09" calcext:value-type="float">
            <text:p>0,09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4.52" calcext:value-type="float">
            <text:p>4,52</text:p>
          </table:table-cell>
          <table:table-cell office:value-type="float" office:value="0.07" calcext:value-type="float">
            <text:p>0,07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58" calcext:value-type="float">
            <text:p>4,58</text:p>
          </table:table-cell>
          <table:table-cell office:value-type="float" office:value="0.06" calcext:value-type="float">
            <text:p>0,06</text:p>
          </table:table-cell>
          <table:table-cell office:value-type="float" office:value="71060427" calcext:value-type="float">
            <text:p>710604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roperties::StationProperties()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64" calcext:value-type="float">
            <text:p>4,64</text:p>
          </table:table-cell>
          <table:table-cell office:value-type="float" office:value="0.06" calcext:value-type="float">
            <text:p>0,06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7" calcext:value-type="float">
            <text:p>4,7</text:p>
          </table:table-cell>
          <table:table-cell office:value-type="float" office:value="0.06" calcext:value-type="float">
            <text:p>0,06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5" calcext:value-type="float">
            <text:p>4,75</text:p>
          </table:table-cell>
          <table:table-cell office:value-type="float" office:value="0.05" calcext:value-type="float">
            <text:p>0,05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4.78" calcext:value-type="float">
            <text:p>4,78</text:p>
          </table:table-cell>
          <table:table-cell office:value-type="float" office:value="0.04" calcext:value-type="float">
            <text:p>0,04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.81" calcext:value-type="float">
            <text:p>4,81</text:p>
          </table:table-cell>
          <table:table-cell office:value-type="float" office:value="0.03" calcext:value-type="float">
            <text:p>0,03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3" calcext:value-type="float">
            <text:p>4,83</text:p>
          </table:table-cell>
          <table:table-cell office:value-type="float" office:value="0.02" calcext:value-type="float">
            <text:p>0,02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5" calcext:value-type="float">
            <text:p>4,85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7" calcext:value-type="float">
            <text:p>4,87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9" calcext:value-type="float">
            <text:p>4,89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91" calcext:value-type="float">
            <text:p>4,91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4.94" calcext:value-type="float">
            <text:p>4,94</text:p>
          </table:table-cell>
          <table:table-cell/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.92" calcext:value-type="float">
            <text:p>4,92</text:p>
          </table:table-cell>
          <table:table-cell office:value-type="float" office:value="0.02" calcext:value-type="float">
            <text:p>0,02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3" calcext:value-type="float">
            <text:p>4,93</text:p>
          </table:table-cell>
          <table:table-cell office:value-type="float" office:value="0.01" calcext:value-type="float">
            <text:p>0,01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4" calcext:value-type="float">
            <text:p>4,94</text:p>
          </table:table-cell>
          <table:table-cell office:value-type="float" office:value="0.01" calcext:value-type="float">
            <text:p>0,0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5" calcext:value-type="float">
            <text:p>4,95</text:p>
          </table:table-cell>
          <table:table-cell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6" calcext:value-type="float">
            <text:p>4,96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7" calcext:value-type="float">
            <text:p>4,97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8" calcext:value-type="float">
            <text:p>4,9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reedyOptimizer&lt;OptimizableHull&gt;::do_step()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99" calcext:value-type="float">
            <text:p>4,9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99" calcext:value-type="float">
            <text:p>4,99</text:p>
          </table:table-cell>
          <table:table-cell office:value-type="float" office:value="0.01" calcext:value-type="float">
            <text:p>0,01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d::vector&lt;Station,</text:p>
          </table:table-cell>
          <table:table-cell office:value-type="string" calcext:value-type="string">
            <text:p>std::allocator&lt;Station&gt;</text:p>
          </table:table-cell>
          <table:table-cell office:value-type="string" calcext:value-type="string">
            <text:p>&gt;::max_size()</text:p>
          </table:table-cell>
          <table:table-cell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Calculator&lt;int, HullParameters&lt;15&gt; &gt;::StationCalculator(HullParameters&lt;15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</table:table-row>
      </table:table>
      <table:table table:name="shared_ptr" table:style-name="ta1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5.31" calcext:value-type="float">
            <text:p>25,31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ute_fitness()</text:p>
          </table:table-cell>
          <table:table-cell office:value-type="string" calcext:value-type="string">
            <text:p>HullModel::compute_fitness() const</text:p>
          </table:table-cell>
        </table:table-row>
        <table:table-row table:style-name="ro1">
          <table:table-cell office:value-type="float" office:value="7.61" calcext:value-type="float">
            <text:p>7,61</text:p>
          </table:table-cell>
          <table:table-cell office:value-type="float" office:value="2.99" calcext:value-type="float">
            <text:p>2,99</text:p>
          </table:table-cell>
          <table:table-cell office:value-type="float" office:value="0.69" calcext:value-type="float">
            <text:p>0,69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3.38" calcext:value-type="float">
            <text:p>3,38</text:p>
          </table:table-cell>
          <table:table-cell office:value-type="float" office:value="0.39" calcext:value-type="float">
            <text:p>0,39</text:p>
          </table:table-cell>
          <table:table-cell office:value-type="float" office:value="682180272" calcext:value-type="float">
            <text:p>682180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forward</text:p>
          </table:table-cell>
          <table:table-cell office:value-type="string" calcext:value-type="string">
            <text:p>int const&amp; std::forward&lt;int const&amp;&gt;(std::remove_reference&lt;int const&amp;&gt;::type&amp;)</text:p>
          </table:table-cell>
        </table:table-row>
        <table:table-row table:style-name="ro1">
          <table:table-cell office:value-type="float" office:value="3.97" calcext:value-type="float">
            <text:p>3,97</text:p>
          </table:table-cell>
          <table:table-cell office:value-type="float" office:value="3.74" calcext:value-type="float">
            <text:p>3,74</text:p>
          </table:table-cell>
          <table:table-cell office:value-type="float" office:value="0.36" calcext:value-type="float">
            <text:p>0,36</text:p>
          </table:table-cell>
          <table:table-cell office:value-type="float" office:value="463071572" calcext:value-type="float">
            <text:p>463071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_ptr::operator-&gt;()</text:p>
          </table:table-cell>
          <table:table-cell office:value-type="string" calcext:value-type="string">
            <text:p>std::__shared_ptr&lt;SharedStationProperties&lt;int&gt;, (__gnu_cxx::_Lock_policy)2&gt;::operator-&gt;() const</text:p>
          </table:table-cell>
        </table:table-row>
        <table:table-row table:style-name="ro1">
          <table:table-cell office:value-type="float" office:value="3.53" calcext:value-type="float">
            <text:p>3,53</text:p>
          </table:table-cell>
          <table:table-cell office:value-type="float" office:value="4.06" calcext:value-type="float">
            <text:p>4,06</text:p>
          </table:table-cell>
          <table:table-cell office:value-type="float" office:value="0.32" calcext:value-type="float">
            <text:p>0,32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2.76" calcext:value-type="float">
            <text:p>2,76</text:p>
          </table:table-cell>
          <table:table-cell office:value-type="float" office:value="4.31" calcext:value-type="float">
            <text:p>4,31</text:p>
          </table:table-cell>
          <table:table-cell office:value-type="float" office:value="0.25" calcext:value-type="float">
            <text:p>0,25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office:value-type="float" office:value="2.26" calcext:value-type="float">
            <text:p>2,26</text:p>
          </table:table-cell>
          <table:table-cell office:value-type="float" office:value="4.51" calcext:value-type="float">
            <text:p>4,51</text:p>
          </table:table-cell>
          <table:table-cell office:value-type="float" office:value="0.21" calcext:value-type="float">
            <text:p>0,2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StationProperties(int, int, int, int)</text:p>
          </table:table-cell>
          <table:table-cell office:value-type="string" calcext:value-type="string">
            <text:p>SharedStationProperties&lt;int&gt;::SharedStationProperties(int, int, int, int)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4.7" calcext:value-type="float">
            <text:p>4,7</text:p>
          </table:table-cell>
          <table:table-cell office:value-type="float" office:value="0.19" calcext:value-type="float">
            <text:p>0,1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4.87" calcext:value-type="float">
            <text:p>4,87</text:p>
          </table:table-cell>
          <table:table-cell office:value-type="float" office:value="0.17" calcext:value-type="float">
            <text:p>0,1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__shared_ptr&lt;std::allocator&lt;SharedStationProperties&lt;int&gt; &gt;, int const&amp;, int const&amp;, int const&amp;, int const&amp;&gt;(std::_Sp_make_shared_tag, std::allocator&lt;SharedStationProperties&lt;int&gt; &gt; const&amp;, int const&amp;, int const&amp;, int const&amp;, int const&amp;)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5.02" calcext:value-type="float">
            <text:p>5,02</text:p>
          </table:table-cell>
          <table:table-cell office:value-type="float" office:value="0.15" calcext:value-type="float">
            <text:p>0,1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base&lt;(__gnu_cxx::_Lock_policy)2&gt;::_M_release()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5.17" calcext:value-type="float">
            <text:p>5,17</text:p>
          </table:table-cell>
          <table:table-cell office:value-type="float" office:value="0.15" calcext:value-type="float">
            <text:p>0,1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__shared_count&lt;SharedStationProperties&lt;int&gt;, std::allocator&lt;SharedStationProperties&lt;int&gt; &gt;, int const&amp;, int const&amp;, int const&amp;, int const&amp;&gt;(std::_Sp_make_shared_tag, SharedStationProperties&lt;int&gt;*, std::allocator&lt;SharedStationProperties&lt;int&gt; &gt; const&amp;, int const&amp;, int const&amp;, int const&amp;, int const&amp;)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5.31" calcext:value-type="float">
            <text:p>5,31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std::shared_ptr&lt;SharedStationProperties&lt;int&gt;</text:p>
          </table:table-cell>
          <table:table-cell office:value-type="string" calcext:value-type="string">
            <text:p>&gt;::operator=(std::shared_ptr&lt;SharedStationProperties&lt;int&gt;</text:p>
          </table:table-cell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const&amp;)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5.45" calcext:value-type="float">
            <text:p>5,45</text:p>
          </table:table-cell>
          <table:table-cell office:value-type="float" office:value="0.14" calcext:value-type="float">
            <text:p>0,14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5.57" calcext:value-type="float">
            <text:p>5,57</text:p>
          </table:table-cell>
          <table:table-cell office:value-type="float" office:value="0.13" calcext:value-type="float">
            <text:p>0,13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aredStationProperties&lt;int&gt;::edge_length(int, int, int, int) const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5.7" calcext:value-type="float">
            <text:p>5,7</text:p>
          </table:table-cell>
          <table:table-cell office:value-type="float" office:value="0.13" calcext:value-type="float">
            <text:p>0,1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construct_station(int) const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5.82" calcext:value-type="float">
            <text:p>5,82</text:p>
          </table:table-cell>
          <table:table-cell office:value-type="float" office:value="0.12" calcext:value-type="float">
            <text:p>0,1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5.92" calcext:value-type="float">
            <text:p>5,92</text:p>
          </table:table-cell>
          <table:table-cell office:value-type="float" office:value="0.11" calcext:value-type="float">
            <text:p>0,1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_M_get_deleter(std::type_info const&amp;) const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6.03" calcext:value-type="float">
            <text:p>6,03</text:p>
          </table:table-cell>
          <table:table-cell office:value-type="float" office:value="0.11" calcext:value-type="float">
            <text:p>0,1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 std::make_shared&lt;SharedStationProperties&lt;int&gt;, int const&amp;, int const&amp;, int const&amp;, int const&amp;&gt;(int const&amp;, int const&amp;, int const&amp;, int const&amp;)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6.13" calcext:value-type="float">
            <text:p>6,13</text:p>
          </table:table-cell>
          <table:table-cell office:value-type="float" office:value="0.11" calcext:value-type="float">
            <text:p>0,1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Sp_counted_ptr_inplace&lt;int const&amp;, int const&amp;, int const&amp;, int const&amp;&gt;(std::allocator&lt;SharedStationProperties&lt;int&gt; &gt;, int const&amp;, int const&amp;, int const&amp;, int const&amp;)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6.22" calcext:value-type="float">
            <text:p>6,22</text:p>
          </table:table-cell>
          <table:table-cell office:value-type="float" office:value="0.09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std::__shared_ptr&lt;SharedStationProperties&lt;int&gt;, (__gnu_cxx::_Lock_policy)2&gt;::operator*() const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6.31" calcext:value-type="float">
            <text:p>6,31</text:p>
          </table:table-cell>
          <table:table-cell office:value-type="float" office:value="0.09" calcext:value-type="float">
            <text:p>0,09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 std::allocate_shared&lt;SharedStationProperties&lt;int&gt;, std::allocator&lt;SharedStationProperties&lt;int&gt; &gt;, int const&amp;, int const&amp;, int const&amp;, int const&amp;&gt;(std::allocator&lt;SharedStationProperties&lt;int&gt; &gt; const&amp;, int const&amp;, int const&amp;, int const&amp;, int const&amp;)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.39" calcext:value-type="float">
            <text:p>6,39</text:p>
          </table:table-cell>
          <table:table-cell office:value-type="float" office:value="0.08" calcext:value-type="float">
            <text:p>0,08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.47" calcext:value-type="float">
            <text:p>6,47</text:p>
          </table:table-cell>
          <table:table-cell office:value-type="float" office:value="0.08" calcext:value-type="float">
            <text:p>0,08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.55" calcext:value-type="float">
            <text:p>6,55</text:p>
          </table:table-cell>
          <table:table-cell office:value-type="float" office:value="0.08" calcext:value-type="float">
            <text:p>0,08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_traits&lt;std::allocator&lt;std::_Sp_counted_ptr_inplace&lt;SharedStationProperties&lt;int&gt;, std::allocator&lt;SharedStationProperties&lt;int&gt; &gt;, (__gnu_cxx::_Lock_policy)2&gt; &gt; &gt;::deallocate(std::allocator&lt;std::_Sp_counted_ptr_inplace&lt;SharedStationProperties&lt;int&gt;, std::allocator&lt;SharedStationProperties&lt;int&gt; &gt;, (__gnu_cxx::_Lock_policy)2&gt; &gt;&amp;, std::_Sp_counted_ptr_inplace&lt;SharedStationProperties&lt;int&gt;, std::allocator&lt;SharedStationProperties&lt;int&gt; &gt;, (__gnu_cxx::_Lock_policy)2&gt;*, unsigned long)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.63" calcext:value-type="float">
            <text:p>6,63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8.75" calcext:value-type="float">
            <text:p>8,75</text:p>
          </table:table-cell>
          <table:table-cell/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6.71" calcext:value-type="float">
            <text:p>6,71</text:p>
          </table:table-cell>
          <table:table-cell office:value-type="float" office:value="0.08" calcext:value-type="float">
            <text:p>0,08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erator new(unsigned long, void*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.78" calcext:value-type="float">
            <text:p>6,78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::operator=(std::shared_ptr&lt;SharedStationProperties&lt;int&gt; &gt;&amp;&amp;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.85" calcext:value-type="float">
            <text:p>6,85</text:p>
          </table:table-cell>
          <table:table-cell office:value-type="float" office:value="0.07" calcext:value-type="float">
            <text:p>0,07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__exchange_and_add_dispatch(int*, int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.92" calcext:value-type="float">
            <text:p>6,92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ZN9__gnu_cxx13new_allocatorI23SharedStationPropertiesIiEE9constructIS2_IRKiS6_S6_S6_EEEvPT_DpOT0_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.99" calcext:value-type="float">
            <text:p>6,99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cltype (_S_construct({parm#1}, {parm#2}, (forward&lt;int const&amp;&gt;)({parm#3}), (forward&lt;int const&amp;&gt;)({parm#3}), (forward&lt;int const&amp;&gt;)({parm#3}), (forward&lt;int const&amp;&gt;)({parm#3}))) std::allocator_traits&lt;std::allocator&lt;SharedStationProperties&lt;int&gt; &gt; &gt;::construct&lt;SharedStationProperties&lt;int&gt;, int const&amp;, int const&amp;, int const&amp;, int const&amp;&gt;(std::allocator&lt;SharedStationProperties&lt;int&gt; &gt;&amp;, SharedStationProperties&lt;int&gt;*, int const&amp;, int const&amp;, int const&amp;, int const&amp;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7.06" calcext:value-type="float">
            <text:p>7,06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ZNSt16allocator_traitsISaISt23_Sp_counted_ptr_inplaceI23SharedStationPropertiesIiESaIS2_ELN9__gnu_cxx12_Lock_policyE2EEEE12_S_constructIS6_IKS3_RKiSC_SC_SC_EEENSt9enable_ifIXsrSt6__and_IINS8_18__construct_helperIT_IDpT0_EE4typeEEE5valueEvE4typeERS7_PSG_DpOSH_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7.12" calcext:value-type="float">
            <text:p>7,12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swap(std::__shared_ptr&lt;SharedStationProperties&lt;int&gt;, (__gnu_cxx::_Lock_policy)2&gt;&amp;)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7.18" calcext:value-type="float">
            <text:p>7,18</text:p>
          </table:table-cell>
          <table:table-cell office:value-type="float" office:value="0.06" calcext:value-type="float">
            <text:p>0,06</text:p>
          </table:table-cell>
          <table:table-cell office:value-type="float" office:value="28424183" calcext:value-type="float">
            <text:p>284241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~__shared_ptr()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7.24" calcext:value-type="float">
            <text:p>7,24</text:p>
          </table:table-cell>
          <table:table-cell office:value-type="float" office:value="0.06" calcext:value-type="float">
            <text:p>0,06</text:p>
          </table:table-cell>
          <table:table-cell office:value-type="float" office:value="56848356" calcext:value-type="float">
            <text:p>56848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haredStationProperties&lt;int&gt; &gt;::~allocator()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7.29" calcext:value-type="float">
            <text:p>7,29</text:p>
          </table:table-cell>
          <table:table-cell office:value-type="float" office:value="0.06" calcext:value-type="float">
            <text:p>0,06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_M_swap(std::__shared_count&lt;(__gnu_cxx::_Lock_policy)2&gt;&amp;)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.34" calcext:value-type="float">
            <text:p>7,34</text:p>
          </table:table-cell>
          <table:table-cell office:value-type="float" office:value="0.05" calcext:value-type="float">
            <text:p>0,0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__gnu_cxx::new_allocator&lt;std::_Sp_counted_ptr_inplace&lt;SharedStationProperties&lt;int&gt;, std::allocator&lt;SharedStationProperties&lt;int&gt; &gt;, (__gnu_cxx::_Lock_policy)2&gt; &gt;::construct&lt;std::_Sp_counted_ptr_inplace&lt;SharedStationProperties&lt;int&gt;, std::allocator&lt;SharedStationProperties&lt;int&gt; &gt;, (__gnu_cxx::_Lock_policy)2&gt;, std::allocator&lt;SharedStationProperties&lt;int&gt; &gt; const, int const&amp;, int const&amp;, int const&amp;, int const&amp;&gt;(std::_Sp_counted_ptr_inplace&lt;SharedStationProperties&lt;int&gt;, std::allocator&lt;SharedStationProperties&lt;int&gt; &gt;, (__gnu_cxx::_Lock_policy)2&gt;*, std::allocator&lt;SharedStationProperties&lt;int&gt; &gt; const&amp;&amp;, int const&amp;, int const&amp;, int const&amp;, int const&amp;)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.39" calcext:value-type="float">
            <text:p>7,39</text:p>
          </table:table-cell>
          <table:table-cell office:value-type="float" office:value="0.05" calcext:value-type="float">
            <text:p>0,0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__shared_ptr(std::__shared_ptr&lt;SharedStationProperties&lt;int&gt;, (__gnu_cxx::_Lock_policy)2&gt;&amp;&amp;)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.44" calcext:value-type="float">
            <text:p>7,44</text:p>
          </table:table-cell>
          <table:table-cell office:value-type="float" office:value="0.05" calcext:value-type="float">
            <text:p>0,0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enable_if&lt;std::__and_&lt;std::allocator_traits&lt;std::allocator&lt;SharedStationProperties&lt;int&gt; &gt; &gt;::__construct_helper&lt;SharedStationProperties&lt;int&gt;, int const&amp;, int const&amp;, int const&amp;, int const&amp;&gt;::type&gt;::value, void&gt;::type std::allocator_traits&lt;std::allocator&lt;SharedStationProperties&lt;int&gt; &gt; &gt;::_S_construct&lt;SharedStationProperties&lt;int&gt;, int const&amp;, int const&amp;, int const&amp;, int const&amp;&gt;(std::allocator&lt;SharedStationProperties&lt;int&gt; &gt;&amp;, SharedStationProperties&lt;int&gt;*, int const&amp;, int const&amp;, int const&amp;, int const&amp;)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.49" calcext:value-type="float">
            <text:p>7,49</text:p>
          </table:table-cell>
          <table:table-cell office:value-type="float" office:value="0.05" calcext:value-type="float">
            <text:p>0,05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.54" calcext:value-type="float">
            <text:p>7,54</text:p>
          </table:table-cell>
          <table:table-cell office:value-type="float" office:value="0.05" calcext:value-type="float">
            <text:p>0,05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emove_reference&lt;SharedStationProperties&lt;int&gt;*&amp;&gt;::type&amp;&amp; std::move&lt;SharedStationProperties&lt;int&gt;*&amp;&gt;(SharedStationProperties&lt;int&gt;*&amp;)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.58" calcext:value-type="float">
            <text:p>7,58</text:p>
          </table:table-cell>
          <table:table-cell office:value-type="float" office:value="0.05" calcext:value-type="float">
            <text:p>0,05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Impl::_M_alloc()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.63" calcext:value-type="float">
            <text:p>7,63</text:p>
          </table:table-cell>
          <table:table-cell office:value-type="float" office:value="0.05" calcext:value-type="float">
            <text:p>0,0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Impl::~_Impl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67" calcext:value-type="float">
            <text:p>7,67</text:p>
          </table:table-cell>
          <table:table-cell office:value-type="float" office:value="0.04" calcext:value-type="float">
            <text:p>0,04</text:p>
          </table:table-cell>
          <table:table-cell office:value-type="float" office:value="56848356" calcext:value-type="float">
            <text:p>56848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haredStationProperties&lt;int&gt; &gt;::~new_allocator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71" calcext:value-type="float">
            <text:p>7,71</text:p>
          </table:table-cell>
          <table:table-cell office:value-type="float" office:value="0.04" calcext:value-type="float">
            <text:p>0,04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M_ptr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new_allocator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79" calcext:value-type="float">
            <text:p>7,79</text:p>
          </table:table-cell>
          <table:table-cell office:value-type="float" office:value="0.04" calcext:value-type="float">
            <text:p>0,04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__exchange_and_add_single(int*, int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83" calcext:value-type="float">
            <text:p>7,83</text:p>
          </table:table-cell>
          <table:table-cell office:value-type="float" office:value="0.04" calcext:value-type="float">
            <text:p>0,04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aredStationProperties&lt;int&gt;::sq_edge_length(int, int, int, int) const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87" calcext:value-type="float">
            <text:p>7,87</text:p>
          </table:table-cell>
          <table:table-cell office:value-type="float" office:value="0.04" calcext:value-type="float">
            <text:p>0,04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ebo_helper&lt;0, std::allocator&lt;SharedStationProperties&lt;int&gt; &gt;, true&gt;::_S_get(std::_Sp_ebo_helper&lt;0, std::allocator&lt;SharedStationProperties&lt;int&gt; &gt;, true&gt;&amp;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91" calcext:value-type="float">
            <text:p>7,91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deallocate(std::_Sp_counted_ptr_inplace&lt;SharedStationProperties&lt;int&gt;, std::allocator&lt;SharedStationProperties&lt;int&gt; &gt;, (__gnu_cxx::_Lock_policy)2&gt;*, unsigned long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95" calcext:value-type="float">
            <text:p>7,95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enable_if&lt;std::__and_&lt;std::allocator_traits&lt;std::allocator&lt;std::_Sp_counted_ptr_inplace&lt;SharedStationProperties&lt;int&gt;, std::allocator&lt;SharedStationProperties&lt;int&gt; &gt;, (__gnu_cxx::_Lock_policy)2&gt; &gt; &gt;::__destroy_helper&lt;std::_Sp_counted_ptr_inplace&lt;SharedStationProperties&lt;int&gt;, std::allocator&lt;SharedStationProperties&lt;int&gt; &gt;, (__gnu_cxx::_Lock_policy)2&gt; &gt;::type&gt;::value, void&gt;::type std::allocator_traits&lt;std::allocator&lt;std::_Sp_counted_ptr_inplace&lt;SharedStationProperties&lt;int&gt;, std::allocator&lt;SharedStationProperties&lt;int&gt; &gt;, (__gnu_cxx::_Lock_policy)2&gt; &gt; &gt;::_S_destroy&lt;std::_Sp_counted_ptr_inplace&lt;SharedStationProperties&lt;int&gt;, std::allocator&lt;SharedStationProperties&lt;int&gt; &gt;, (__gnu_cxx::_Lock_policy)2&gt; &gt;(std::allocator&lt;std::_Sp_counted_ptr_inplace&lt;SharedStationProperties&lt;int&gt;, std::allocator&lt;SharedStationProperties&lt;int&gt; &gt;, (__gnu_cxx::_Lock_policy)2&gt; &gt;&amp;, std::_Sp_counted_ptr_inplace&lt;SharedStationProperties&lt;int&gt;, std::allocator&lt;SharedStationProperties&lt;int&gt; &gt;, (__gnu_cxx::_Lock_policy)2&gt;*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99" calcext:value-type="float">
            <text:p>7,99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std::allocator_traits&lt;std::allocator&lt;std::_Sp_counted_ptr_inplace&lt;SharedStationProperties&lt;int&gt;, std::allocator&lt;SharedStationProperties&lt;int&gt; &gt;, (__gnu_cxx::_Lock_policy)2&gt; &gt; &gt;::destroy&lt;std::_Sp_counted_ptr_inplace&lt;SharedStationProperties&lt;int&gt;, std::allocator&lt;SharedStationProperties&lt;int&gt; &gt;, (__gnu_cxx::_Lock_policy)2&gt; &gt;(std::allocator&lt;std::_Sp_counted_ptr_inplace&lt;SharedStationProperties&lt;int&gt;, std::allocator&lt;SharedStationProperties&lt;int&gt; &gt;, (__gnu_cxx::_Lock_policy)2&gt; &gt;&amp;, std::_Sp_counted_ptr_inplace&lt;SharedStationProperties&lt;int&gt;, std::allocator&lt;SharedStationProperties&lt;int&gt; &gt;, (__gnu_cxx::_Lock_policy)2&gt;*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8.03" calcext:value-type="float">
            <text:p>8,03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M_get_deleter(std::type_info const&amp;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8.07" calcext:value-type="float">
            <text:p>8,07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~_Sp_counted_ptr_inplace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8.11" calcext:value-type="float">
            <text:p>8,11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std::swap&lt;SharedStationProperties&lt;int&gt;*&gt;(SharedStationProperties&lt;int&gt;*&amp;, SharedStationProperties&lt;int&gt;*&amp;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8.15" calcext:value-type="float">
            <text:p>8,15</text:p>
          </table:table-cell>
          <table:table-cell office:value-type="float" office:value="0.04" calcext:value-type="float">
            <text:p>0,04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8.18" calcext:value-type="float">
            <text:p>8,18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_traits&lt;std::allocator&lt;std::_Sp_counted_ptr_inplace&lt;SharedStationProperties&lt;int&gt;, std::allocator&lt;SharedStationProperties&lt;int&gt; &gt;, (__gnu_cxx::_Lock_policy)2&gt; &gt; &gt;::allocate(std::allocator&lt;std::_Sp_counted_ptr_inplace&lt;SharedStationProperties&lt;int&gt;, std::allocator&lt;SharedStationProperties&lt;int&gt; &gt;, (__gnu_cxx::_Lock_policy)2&gt; &gt;&amp;, unsigned long)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8.22" calcext:value-type="float">
            <text:p>8,22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ZNSt16allocator_traitsISaISt23_Sp_counted_ptr_inplaceI23SharedStationPropertiesIiESaIS2_ELN9__gnu_cxx12_Lock_policyE2EEEE9constructIS6_IKS3_RKiSC_SC_SC_EEEDTcl12_S_constructfp_fp0_spcl7forwardIT0_Efp1_EEERS7_PT_DpOSD_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Impl::_Impl(std::allocator&lt;SharedStationProperties&lt;int&gt; &gt;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28" calcext:value-type="float">
            <text:p>8,28</text:p>
          </table:table-cell>
          <table:table-cell office:value-type="float" office:value="0.03" calcext:value-type="float">
            <text:p>0,03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31" calcext:value-type="float">
            <text:p>8,31</text:p>
          </table:table-cell>
          <table:table-cell office:value-type="float" office:value="0.03" calcext:value-type="float">
            <text:p>0,03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td::_Sp_counted_ptr_inplace&lt;SharedStationProperties&lt;int&gt;, std::allocator&lt;SharedStationProperties&lt;int&gt; &gt;, (__gnu_cxx::_Lock_policy)2&gt; &gt;::allocator&lt;SharedStationProperties&lt;int&gt; &gt;(std::allocator&lt;SharedStationProperties&lt;int&gt; &gt; const&amp;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34" calcext:value-type="float">
            <text:p>8,34</text:p>
          </table:table-cell>
          <table:table-cell office:value-type="float" office:value="0.03" calcext:value-type="float">
            <text:p>0,03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td::_Sp_counted_ptr_inplace&lt;SharedStationProperties&lt;int&gt;, std::allocator&lt;SharedStationProperties&lt;int&gt; &gt;, (__gnu_cxx::_Lock_policy)2&gt; &gt;::~allocator(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37" calcext:value-type="float">
            <text:p>8,37</text:p>
          </table:table-cell>
          <table:table-cell office:value-type="float" office:value="0.03" calcext:value-type="float">
            <text:p>0,03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4" calcext:value-type="float">
            <text:p>8,4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haredStationProperties&lt;int&gt; &gt;::new_allocator(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43" calcext:value-type="float">
            <text:p>8,43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ype_info::operator==(std::type_info const&amp;) const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46" calcext:value-type="float">
            <text:p>8,46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::shared_ptr&lt;std::allocator&lt;SharedStationProperties&lt;int&gt; &gt;, int const&amp;, int const&amp;, int const&amp;, int const&amp;&gt;(std::_Sp_make_shared_tag, std::allocator&lt;SharedStationProperties&lt;int&gt; &gt; const&amp;, int const&amp;, int const&amp;, int const&amp;, int const&amp;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49" calcext:value-type="float">
            <text:p>8,49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ebo_helper&lt;0, std::allocator&lt;SharedStationProperties&lt;int&gt; &gt;, true&gt;::~_Sp_ebo_helper(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52" calcext:value-type="float">
            <text:p>8,52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base&lt;(__gnu_cxx::_Lock_policy)2&gt;::~_Sp_counted_base()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8.54" calcext:value-type="float">
            <text:p>8,54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haredStationProperties&lt;int&gt; &gt;::allocator()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8.57" calcext:value-type="float">
            <text:p>8,57</text:p>
          </table:table-cell>
          <table:table-cell office:value-type="float" office:value="0.03" calcext:value-type="float">
            <text:p>0,03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haredStationProperties&lt;int&gt; &gt; const&amp;&amp; std::forward&lt;std::allocator&lt;SharedStationProperties&lt;int&gt; &gt; const&gt;(std::remove_reference&lt;std::allocator&lt;SharedStationProperties&lt;int&gt; &gt; const&gt;::type&amp;)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8.59" calcext:value-type="float">
            <text:p>8,59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94" calcext:value-type="float">
            <text:p>142120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__shared_count()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8.62" calcext:value-type="float">
            <text:p>8,62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__gnu_cxx::new_allocator&lt;SharedStationProperties&lt;int&gt; &gt;::destroy&lt;SharedStationProperties&lt;int&gt; &gt;(SharedStationProperties&lt;int&gt;*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64" calcext:value-type="float">
            <text:p>8,64</text:p>
          </table:table-cell>
          <table:table-cell office:value-type="float" office:value="0.02" calcext:value-type="float">
            <text:p>0,02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haredStationProperties&lt;int&gt; &gt;::allocator(std::allocator&lt;SharedStationProperties&lt;int&gt; &gt; const&amp;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66" calcext:value-type="float">
            <text:p>8,66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68" calcext:value-type="float">
            <text:p>8,68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allocate(unsigned long, void const*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" calcext:value-type="float">
            <text:p>8,7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operator=(std::__shared_ptr&lt;SharedStationProperties&lt;int&gt;, (__gnu_cxx::_Lock_policy)2&gt;&amp;&amp;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2" calcext:value-type="float">
            <text:p>8,72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base&lt;(__gnu_cxx::_Lock_policy)2&gt;::_Sp_counted_base(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4" calcext:value-type="float">
            <text:p>8,74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M_destroy(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6" calcext:value-type="float">
            <text:p>8,76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emove_reference&lt;std::__shared_ptr&lt;SharedStationProperties&lt;int&gt;, (__gnu_cxx::_Lock_policy)2&gt;&amp;&gt;::type&amp;&amp; std::move&lt;std::__shared_ptr&lt;SharedStationProperties&lt;int&gt;, (__gnu_cxx::_Lock_policy)2&gt;&amp;&gt;(std::__shared_ptr&lt;SharedStationProperties&lt;int&gt;, (__gnu_cxx::_Lock_policy)2&gt;&amp;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8" calcext:value-type="float">
            <text:p>8,78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8" calcext:value-type="float">
            <text:p>8,8</text:p>
          </table:table-cell>
          <table:table-cell office:value-type="float" office:value="0.02" calcext:value-type="float">
            <text:p>0,0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1" calcext:value-type="float">
            <text:p>8,81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std::_Sp_counted_base&lt;(__gnu_cxx::_Lock_policy)2&gt;::~_Sp_counted_base()</text:p>
          </table:table-cell>
          <table:table-cell table:number-columns-repeated="4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3" calcext:value-type="float">
            <text:p>8,83</text:p>
          </table:table-cell>
          <table:table-cell office:value-type="float" office:value="0.02" calcext:value-type="float">
            <text:p>0,02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thread_active_p()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4" calcext:value-type="float">
            <text:p>8,84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__gnu_cxx::new_allocator&lt;std::_Sp_counted_ptr_inplace&lt;SharedStationProperties&lt;int&gt;, std::allocator&lt;SharedStationProperties&lt;int&gt; &gt;, (__gnu_cxx::_Lock_policy)2&gt; &gt;::destroy&lt;std::_Sp_counted_ptr_inplace&lt;SharedStationProperties&lt;int&gt;, std::allocator&lt;SharedStationProperties&lt;int&gt; &gt;, (__gnu_cxx::_Lock_policy)2&gt; &gt;(std::_Sp_counted_ptr_inplace&lt;SharedStationProperties&lt;int&gt;, std::allocator&lt;SharedStationProperties&lt;int&gt; &gt;, (__gnu_cxx::_Lock_policy)2&gt;*)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6" calcext:value-type="float">
            <text:p>8,86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std::allocator_traits&lt;std::allocator&lt;SharedStationProperties&lt;int&gt; &gt; &gt;::destroy&lt;SharedStationProperties&lt;int&gt; &gt;(std::allocator&lt;SharedStationProperties&lt;int&gt; &gt;&amp;, SharedStationProperties&lt;int&gt;*)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7" calcext:value-type="float">
            <text:p>8,87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emove_reference&lt;std::allocator&lt;SharedStationProperties&lt;int&gt; &gt; const&amp;&gt;::type&amp;&amp; std::move&lt;std::allocator&lt;SharedStationProperties&lt;int&gt; &gt; const&amp;&gt;(std::allocator&lt;SharedStationProperties&lt;int&gt; &gt;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88" calcext:value-type="float">
            <text:p>8,88</text:p>
          </table:table-cell>
          <table:table-cell office:value-type="float" office:value="0.01" calcext:value-type="float">
            <text:p>0,01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haredStationProperties&lt;int&gt; &gt;::new_allocator(__gnu_cxx::new_allocator&lt;SharedStationProperties&lt;int&gt; &gt;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89" calcext:value-type="float">
            <text:p>8,89</text:p>
          </table:table-cell>
          <table:table-cell office:value-type="float" office:value="0.01" calcext:value-type="float">
            <text:p>0,01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__aligned_buffer&lt;SharedStationProperties&lt;int&gt; &gt;::_M_ptr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" calcext:value-type="float">
            <text:p>8,9</text:p>
          </table:table-cell>
          <table:table-cell office:value-type="float" office:value="0.01" calcext:value-type="float">
            <text:p>0,01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__aligned_buffer&lt;SharedStationProperties&lt;int&gt; &gt;::_M_addr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1" calcext:value-type="float">
            <text:p>8,91</text:p>
          </table:table-cell>
          <table:table-cell office:value-type="float" office:value="0.01" calcext:value-type="float">
            <text:p>0,01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2" calcext:value-type="float">
            <text:p>8,92</text:p>
          </table:table-cell>
          <table:table-cell office:value-type="float" office:value="0.01" calcext:value-type="float">
            <text:p>0,01</text:p>
          </table:table-cell>
          <table:table-cell office:value-type="float" office:value="28424183" calcext:value-type="float">
            <text:p>284241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~__shared_count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3" calcext:value-type="float">
            <text:p>8,93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4" calcext:value-type="float">
            <text:p>8,94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max_size(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5" calcext:value-type="float">
            <text:p>8,95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Mutex_base&lt;(__gnu_cxx::_Lock_policy)2&gt;::_Mutex_base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6" calcext:value-type="float">
            <text:p>8,96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ebo_helper&lt;0, std::allocator&lt;SharedStationProperties&lt;int&gt; &gt;, true&gt;::_Sp_ebo_helper(std::allocator&lt;SharedStationProperties&lt;int&gt; &gt;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7" calcext:value-type="float">
            <text:p>8,97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enable_if&lt;std::__and_&lt;std::allocator_traits&lt;std::allocator&lt;SharedStationProperties&lt;int&gt; &gt; &gt;::__destroy_helper&lt;SharedStationProperties&lt;int&gt; &gt;::type&gt;::value, void&gt;::type std::allocator_traits&lt;std::allocator&lt;SharedStationProperties&lt;int&gt; &gt; &gt;::_S_destroy&lt;SharedStationProperties&lt;int&gt; &gt;(std::allocator&lt;SharedStationProperties&lt;int&gt; &gt;&amp;, SharedStationProperties&lt;int&gt;*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8" calcext:value-type="float">
            <text:p>8,98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M_dispose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9" calcext:value-type="float">
            <text:p>8,99</text:p>
          </table:table-cell>
          <table:table-cell office:value-type="float" office:value="0.01" calcext:value-type="float">
            <text:p>0,0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1" calcext:value-type="float">
            <text:p>9,01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2" calcext:value-type="float">
            <text:p>9,02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3" calcext:value-type="float">
            <text:p>9,03</text:p>
          </table:table-cell>
          <table:table-cell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4" calcext:value-type="float">
            <text:p>9,04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5" calcext:value-type="float">
            <text:p>9,0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d::_Sp_counted_base&lt;(__gnu_cxx::_Lock_policy)2&gt;::_M_add_ref_copy()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06" calcext:value-type="float">
            <text:p>9,06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emove_reference&lt;std::shared_ptr&lt;SharedStationProperties&lt;int&gt; &gt;&amp;&gt;::type&amp;&amp; std::move&lt;std::shared_ptr&lt;SharedStationProperties&lt;int&gt; &gt;&amp;&gt;(std::shared_ptr&lt;SharedStationProperties&lt;int&gt; &gt;&amp;)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06" calcext:value-type="float">
            <text:p>9,06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07" calcext:value-type="float">
            <text:p>9,0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07" calcext:value-type="float">
            <text:p>9,07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d::move_iterator&lt;Station*&gt;::base()</text:p>
          </table:table-cell>
          <table:table-cell office:value-type="string" calcext:value-type="string">
            <text:p>cons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~new_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4212094" calcext:value-type="float">
            <text:p>142120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::~shared_pt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std::__enable_shared_from_this_helper&lt;(__gnu_cxx::_Lock_policy)2&gt;(std::__shared_count&lt;(__gnu_cxx::_Lock_policy)2&gt; const&amp;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4212084" calcext:value-type="float">
            <text:p>142120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set_parameter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::shared_pt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__shared_pt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aredStationProperties&lt;int&gt;::SharedStationPropertie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/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</table:table-row>
      </table:table>
      <table:table table:name="No_calculator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6.77" calcext:value-type="float">
            <text:p>16,77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ute_fitness()</text:p>
          </table:table-cell>
          <table:table-cell office:value-type="string" calcext:value-type="string">
            <text:p>HullModel::compute_fitness() const</text:p>
          </table:table-cell>
        </table:table-row>
        <table:table-row table:style-name="ro1">
          <table:table-cell office:value-type="float" office:value="14.77" calcext:value-type="float">
            <text:p>14,77</text:p>
          </table:table-cell>
          <table:table-cell office:value-type="float" office:value="1.58" calcext:value-type="float">
            <text:p>1,58</text:p>
          </table:table-cell>
          <table:table-cell office:value-type="float" office:value="0.74" calcext:value-type="float">
            <text:p>0,74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StationProperties(int, int, int, int)</text:p>
          </table:table-cell>
          <table:table-cell office:value-type="string" calcext:value-type="string">
            <text:p>SharedStationProperties&lt;int&gt;::SharedStationProperties(int, int, int, int)</text:p>
          </table:table-cell>
        </table:table-row>
        <table:table-row table:style-name="ro1">
          <table:table-cell office:value-type="float" office:value="10.78" calcext:value-type="float">
            <text:p>10,78</text:p>
          </table:table-cell>
          <table:table-cell office:value-type="float" office:value="2.12" calcext:value-type="float">
            <text:p>2,12</text:p>
          </table:table-cell>
          <table:table-cell office:value-type="float" office:value="0.54" calcext:value-type="float">
            <text:p>0,54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iform_int_distribution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office:value-type="float" office:value="8.88" calcext:value-type="float">
            <text:p>8,88</text:p>
          </table:table-cell>
          <table:table-cell office:value-type="float" office:value="2.57" calcext:value-type="float">
            <text:p>2,57</text:p>
          </table:table-cell>
          <table:table-cell office:value-type="float" office:value="0.45" calcext:value-type="float">
            <text:p>0,45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ge_length(int, int, int, int)</text:p>
          </table:table-cell>
          <table:table-cell office:value-type="string" calcext:value-type="string">
            <text:p>SharedStationProperties&lt;int&gt;::edge_length(int, int, int, int) const</text:p>
          </table:table-cell>
        </table:table-row>
        <table:table-row table:style-name="ro1">
          <table:table-cell table:style-name="ce1" office:value-type="float" office:value="6.79" calcext:value-type="float">
            <text:p>6,79</text:p>
          </table:table-cell>
          <table:table-cell office:value-type="float" office:value="2.91" calcext:value-type="float">
            <text:p>2,91</text:p>
          </table:table-cell>
          <table:table-cell office:value-type="float" office:value="0.34" calcext:value-type="float">
            <text:p>0,34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calculate_station_properties(int)</text:p>
          </table:table-cell>
          <table:table-cell office:value-type="string" calcext:value-type="string">
            <text:p>HullModel::calculate_station_properties(int) const</text:p>
          </table:table-cell>
        </table:table-row>
        <table:table-row table:style-name="ro1">
          <table:table-cell office:value-type="float" office:value="6.49" calcext:value-type="float">
            <text:p>6,49</text:p>
          </table:table-cell>
          <table:table-cell office:value-type="float" office:value="3.23" calcext:value-type="float">
            <text:p>3,23</text:p>
          </table:table-cell>
          <table:table-cell office:value-type="float" office:value="0.33" calcext:value-type="float">
            <text:p>0,33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q_edge_length(int, int, int, int)</text:p>
          </table:table-cell>
          <table:table-cell office:value-type="string" calcext:value-type="string">
            <text:p>SharedStationProperties&lt;int&gt;::sq_edge_length(int, int, int, int) const</text:p>
          </table:table-cell>
        </table:table-row>
        <table:table-row table:style-name="ro1">
          <table:table-cell office:value-type="float" office:value="5.59" calcext:value-type="float">
            <text:p>5,59</text:p>
          </table:table-cell>
          <table:table-cell office:value-type="float" office:value="3.51" calcext:value-type="float">
            <text:p>3,51</text:p>
          </table:table-cell>
          <table:table-cell office:value-type="float" office:value="0.28" calcext:value-type="float">
            <text:p>0,28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senne_twister_engine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table:style-name="ce1" office:value-type="float" office:value="4.69" calcext:value-type="float">
            <text:p>4,69</text:p>
          </table:table-cell>
          <table:table-cell office:value-type="float" office:value="3.75" calcext:value-type="float">
            <text:p>3,75</text:p>
          </table:table-cell>
          <table:table-cell office:value-type="float" office:value="0.24" calcext:value-type="float">
            <text:p>0,24</text:p>
          </table:table-cell>
          <table:table-cell office:value-type="float" office:value="71060427" calcext:value-type="float">
            <text:p>710604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SharedStationProperties()</text:p>
          </table:table-cell>
          <table:table-cell office:value-type="string" calcext:value-type="string">
            <text:p>SharedStationProperties&lt;int&gt;::SharedStationProperties()</text:p>
          </table:table-cell>
        </table:table-row>
        <table:table-row table:style-name="ro1">
          <table:table-cell office:value-type="float" office:value="4.39" calcext:value-type="float">
            <text:p>4,39</text:p>
          </table:table-cell>
          <table:table-cell office:value-type="float" office:value="3.97" calcext:value-type="float">
            <text:p>3,97</text:p>
          </table:table-cell>
          <table:table-cell office:value-type="float" office:value="0.22" calcext:value-type="float">
            <text:p>0,22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3.19" calcext:value-type="float">
            <text:p>3,19</text:p>
          </table:table-cell>
          <table:table-cell office:value-type="float" office:value="4.13" calcext:value-type="float">
            <text:p>4,13</text:p>
          </table:table-cell>
          <table:table-cell office:value-type="float" office:value="0.16" calcext:value-type="float">
            <text:p>0,16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4.26" calcext:value-type="float">
            <text:p>4,26</text:p>
          </table:table-cell>
          <table:table-cell office:value-type="float" office:value="0.13" calcext:value-type="float">
            <text:p>0,13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4.38" calcext:value-type="float">
            <text:p>4,38</text:p>
          </table:table-cell>
          <table:table-cell office:value-type="float" office:value="0.12" calcext:value-type="float">
            <text:p>0,1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4.47" calcext:value-type="float">
            <text:p>4,47</text:p>
          </table:table-cell>
          <table:table-cell office:value-type="float" office:value="0.09" calcext:value-type="float">
            <text:p>0,09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4.56" calcext:value-type="float">
            <text:p>4,56</text:p>
          </table:table-cell>
          <table:table-cell office:value-type="float" office:value="0.09" calcext:value-type="float">
            <text:p>0,0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4.64" calcext:value-type="float">
            <text:p>4,64</text:p>
          </table:table-cell>
          <table:table-cell office:value-type="float" office:value="0.09" calcext:value-type="float">
            <text:p>0,09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4.71" calcext:value-type="float">
            <text:p>4,71</text:p>
          </table:table-cell>
          <table:table-cell office:value-type="float" office:value="0.07" calcext:value-type="float">
            <text:p>0,07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6" calcext:value-type="float">
            <text:p>4,76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4.96" calcext:value-type="float">
            <text:p>4,96</text:p>
          </table:table-cell>
          <table:table-cell/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.79" calcext:value-type="float">
            <text:p>4,79</text:p>
          </table:table-cell>
          <table:table-cell office:value-type="float" office:value="0.03" calcext:value-type="float">
            <text:p>0,03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1" calcext:value-type="float">
            <text:p>4,81</text:p>
          </table:table-cell>
          <table:table-cell office:value-type="float" office:value="0.02" calcext:value-type="float">
            <text:p>0,02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3" calcext:value-type="float">
            <text:p>4,83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5" calcext:value-type="float">
            <text:p>4,85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7" calcext:value-type="float">
            <text:p>4,87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.89" calcext:value-type="float">
            <text:p>4,89</text:p>
          </table:table-cell>
          <table:table-cell office:value-type="float" office:value="0.02" calcext:value-type="float">
            <text:p>0,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" calcext:value-type="float">
            <text:p>4,9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1" calcext:value-type="float">
            <text:p>4,91</text:p>
          </table:table-cell>
          <table:table-cell office:value-type="float" office:value="0.01" calcext:value-type="float">
            <text:p>0,0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2" calcext:value-type="float">
            <text:p>4,92</text:p>
          </table:table-cell>
          <table:table-cell office:value-type="float" office:value="0.01" calcext:value-type="float">
            <text:p>0,01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3" calcext:value-type="float">
            <text:p>4,93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4" calcext:value-type="float">
            <text:p>4,94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5" calcext:value-type="float">
            <text:p>4,95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6" calcext:value-type="float">
            <text:p>4,96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7" calcext:value-type="float">
            <text:p>4,97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8" calcext:value-type="float">
            <text:p>4,98</text:p>
          </table:table-cell>
          <table:table-cell office:value-type="float" office:value="0.01" calcext:value-type="float">
            <text:p>0,01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9" calcext:value-type="float">
            <text:p>4,99</text:p>
          </table:table-cell>
          <table:table-cell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ptimizableModel::OptimizableModel(std::pair&lt;int,</text:p>
          </table:table-cell>
          <table:table-cell office:value-type="string" calcext:value-type="string">
            <text:p>int&gt;*)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.01" calcext:value-type="float">
            <text:p>5,01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.01" calcext:value-type="float">
            <text:p>5,01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</table:table-row>
      </table:table>
      <table:table table:name="no_StationProp()" table:style-name="ta1">
        <table:table-column table:style-name="co1" table:number-columns-repeated="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float" office:value="17.12" calcext:value-type="float">
            <text:p>17,12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HullModel::compute_fitness() const</text:p>
          </table:table-cell>
        </table:table-row>
        <table:table-row table:style-name="ro1">
          <table:table-cell table:style-name="ce1" office:value-type="float" office:value="15.15" calcext:value-type="float">
            <text:p>15,15</text:p>
          </table:table-cell>
          <table:table-cell office:value-type="float" office:value="1.56" calcext:value-type="float">
            <text:p>1,56</text:p>
          </table:table-cell>
          <table:table-cell office:value-type="float" office:value="0.73" calcext:value-type="float">
            <text:p>0,73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haredStationProperties&lt;int&gt;::SharedStationProperties(int, int, int, int)</text:p>
          </table:table-cell>
        </table:table-row>
        <table:table-row table:style-name="ro1">
          <table:table-cell table:style-name="ce5" office:value-type="float" office:value="12.66" calcext:value-type="float">
            <text:p>12,66</text:p>
          </table:table-cell>
          <table:table-cell office:value-type="float" office:value="2.17" calcext:value-type="float">
            <text:p>2,17</text:p>
          </table:table-cell>
          <table:table-cell office:value-type="float" office:value="0.61" calcext:value-type="float">
            <text:p>0,6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table:style-name="ce1" office:value-type="float" office:value="9.34" calcext:value-type="float">
            <text:p>9,34</text:p>
          </table:table-cell>
          <table:table-cell office:value-type="float" office:value="2.62" calcext:value-type="float">
            <text:p>2,62</text:p>
          </table:table-cell>
          <table:table-cell office:value-type="float" office:value="0.45" calcext:value-type="float">
            <text:p>0,45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haredStationProperties&lt;int&gt;::edge_length(int, int, int, int) const</text:p>
          </table:table-cell>
        </table:table-row>
        <table:table-row table:style-name="ro1">
          <table:table-cell table:style-name="ce5" office:value-type="float" office:value="7.99" calcext:value-type="float">
            <text:p>7,99</text:p>
          </table:table-cell>
          <table:table-cell office:value-type="float" office:value="3" calcext:value-type="float">
            <text:p>3</text:p>
          </table:table-cell>
          <table:table-cell office:value-type="float" office:value="0.39" calcext:value-type="float">
            <text:p>0,39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table:style-name="ce1" office:value-type="float" office:value="7.89" calcext:value-type="float">
            <text:p>7,89</text:p>
          </table:table-cell>
          <table:table-cell office:value-type="float" office:value="3.38" calcext:value-type="float">
            <text:p>3,38</text:p>
          </table:table-cell>
          <table:table-cell office:value-type="float" office:value="0.38" calcext:value-type="float">
            <text:p>0,38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haredStationProperties&lt;int&gt;::sq_edge_length(int, int, int, int) const</text:p>
          </table:table-cell>
        </table:table-row>
        <table:table-row table:style-name="ro1">
          <table:table-cell office:value-type="float" office:value="4.98" calcext:value-type="float">
            <text:p>4,98</text:p>
          </table:table-cell>
          <table:table-cell office:value-type="float" office:value="3.62" calcext:value-type="float">
            <text:p>3,62</text:p>
          </table:table-cell>
          <table:table-cell office:value-type="float" office:value="0.24" calcext:value-type="float">
            <text:p>0,24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4.57" calcext:value-type="float">
            <text:p>4,57</text:p>
          </table:table-cell>
          <table:table-cell office:value-type="float" office:value="3.84" calcext:value-type="float">
            <text:p>3,84</text:p>
          </table:table-cell>
          <table:table-cell office:value-type="float" office:value="0.22" calcext:value-type="float">
            <text:p>0,22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calculate_station_properties(int) const</text:p>
          </table:table-cell>
        </table:table-row>
        <table:table-row table:style-name="ro1">
          <table:table-cell office:value-type="float" office:value="4.57" calcext:value-type="float">
            <text:p>4,57</text:p>
          </table:table-cell>
          <table:table-cell office:value-type="float" office:value="4.06" calcext:value-type="float">
            <text:p>4,06</text:p>
          </table:table-cell>
          <table:table-cell office:value-type="float" office:value="0.22" calcext:value-type="float">
            <text:p>0,2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2.49" calcext:value-type="float">
            <text:p>2,49</text:p>
          </table:table-cell>
          <table:table-cell office:value-type="float" office:value="4.18" calcext:value-type="float">
            <text:p>4,18</text:p>
          </table:table-cell>
          <table:table-cell office:value-type="float" office:value="0.12" calcext:value-type="float">
            <text:p>0,1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2.39" calcext:value-type="float">
            <text:p>2,39</text:p>
          </table:table-cell>
          <table:table-cell office:value-type="float" office:value="4.3" calcext:value-type="float">
            <text:p>4,3</text:p>
          </table:table-cell>
          <table:table-cell office:value-type="float" office:value="0.12" calcext:value-type="float">
            <text:p>0,1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4.39" calcext:value-type="float">
            <text:p>4,39</text:p>
          </table:table-cell>
          <table:table-cell office:value-type="float" office:value="0.09" calcext:value-type="float">
            <text:p>0,09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4.46" calcext:value-type="float">
            <text:p>4,46</text:p>
          </table:table-cell>
          <table:table-cell office:value-type="float" office:value="0.07" calcext:value-type="float">
            <text:p>0,07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4.53" calcext:value-type="float">
            <text:p>4,53</text:p>
          </table:table-cell>
          <table:table-cell office:value-type="float" office:value="0.07" calcext:value-type="float">
            <text:p>0,07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4.58" calcext:value-type="float">
            <text:p>4,58</text:p>
          </table:table-cell>
          <table:table-cell office:value-type="float" office:value="0.05" calcext:value-type="float">
            <text:p>0,05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4.62" calcext:value-type="float">
            <text:p>4,62</text:p>
          </table:table-cell>
          <table:table-cell office:value-type="float" office:value="0.05" calcext:value-type="float">
            <text:p>0,05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4.65" calcext:value-type="float">
            <text:p>4,65</text:p>
          </table:table-cell>
          <table:table-cell office:value-type="float" office:value="0.03" calcext:value-type="float">
            <text:p>0,0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4.68" calcext:value-type="float">
            <text:p>4,68</text:p>
          </table:table-cell>
          <table:table-cell office:value-type="float" office:value="0.03" calcext:value-type="float">
            <text:p>0,03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4.7" calcext:value-type="float">
            <text:p>4,7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4.72" calcext:value-type="float">
            <text:p>4,72</text:p>
          </table:table-cell>
          <table:table-cell office:value-type="float" office:value="0.02" calcext:value-type="float">
            <text:p>0,02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4.74" calcext:value-type="float">
            <text:p>4,74</text:p>
          </table:table-cell>
          <table:table-cell office:value-type="float" office:value="0.02" calcext:value-type="float">
            <text:p>0,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4.77" calcext:value-type="float">
            <text:p>4,77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4.78" calcext:value-type="float">
            <text:p>4,78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4.79" calcext:value-type="float">
            <text:p>4,7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4.8" calcext:value-type="float">
            <text:p>4,8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4.81" calcext:value-type="float">
            <text:p>4,8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4.73" calcext:value-type="float">
            <text:p>4,73</text:p>
          </table:table-cell>
          <table:table-cell/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4.82" calcext:value-type="float">
            <text:p>4,82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ptimizableModel::OptimizableModel(std::pair&lt;int,</text:p>
          </table:table-cell>
          <table:table-cell office:value-type="string" calcext:value-type="string">
            <text:p>int&gt;*)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82" calcext:value-type="float">
            <text:p>4,8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aredStationProperties&lt;int&gt;::SharedStationPropertie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1" calcext:value-type="float">
            <text:p>4,81</text:p>
          </table:table-cell>
          <table:table-cell/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</table:table-row>
      </table:table>
      <table:table table:name="store_properties_on_stack" table:style-name="ta1">
        <table:table-column table:style-name="co1" table:number-columns-repeated="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float" office:value="34.31" calcext:value-type="float">
            <text:p>34,31</text:p>
          </table:table-cell>
          <table:table-cell table:number-columns-repeated="2" office:value-type="float" office:value="1.06" calcext:value-type="float">
            <text:p>1,06</text:p>
          </table:table-cell>
          <table:table-cell table:style-name="ce6"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HullModel::compute_fitness()</text:p>
          </table:table-cell>
        </table:table-row>
        <table:table-row table:style-name="ro1">
          <table:table-cell table:style-name="ce1" office:value-type="float" office:value="14.57" calcext:value-type="float">
            <text:p>14,57</text:p>
          </table:table-cell>
          <table:table-cell office:value-type="float" office:value="1.51" calcext:value-type="float">
            <text:p>1,51</text:p>
          </table:table-cell>
          <table:table-cell office:value-type="float" office:value="0.45" calcext:value-type="float">
            <text:p>0,45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table:style-name="ce1" office:value-type="float" office:value="8.74" calcext:value-type="float">
            <text:p>8,74</text:p>
          </table:table-cell>
          <table:table-cell office:value-type="float" office:value="1.78" calcext:value-type="float">
            <text:p>1,78</text:p>
          </table:table-cell>
          <table:table-cell office:value-type="float" office:value="0.27" calcext:value-type="float">
            <text:p>0,27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table:style-name="ce1" office:value-type="float" office:value="5.18" calcext:value-type="float">
            <text:p>5,18</text:p>
          </table:table-cell>
          <table:table-cell office:value-type="float" office:value="1.94" calcext:value-type="float">
            <text:p>1,94</text:p>
          </table:table-cell>
          <table:table-cell office:value-type="float" office:value="0.16" calcext:value-type="float">
            <text:p>0,16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table:style-name="ce1" office:value-type="float" office:value="4.53" calcext:value-type="float">
            <text:p>4,53</text:p>
          </table:table-cell>
          <table:table-cell office:value-type="float" office:value="2.08" calcext:value-type="float">
            <text:p>2,08</text:p>
          </table:table-cell>
          <table:table-cell office:value-type="float" office:value="0.14" calcext:value-type="float">
            <text:p>0,14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get_range_max(int) const</text:p>
          </table:table-cell>
        </table:table-row>
        <table:table-row table:style-name="ro1">
          <table:table-cell table:style-name="ce5" office:value-type="float" office:value="4.53" calcext:value-type="float">
            <text:p>4,53</text:p>
          </table:table-cell>
          <table:table-cell office:value-type="float" office:value="2.22" calcext:value-type="float">
            <text:p>2,22</text:p>
          </table:table-cell>
          <table:table-cell office:value-type="float" office:value="0.14" calcext:value-type="float">
            <text:p>0,14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haredStationProperties&lt;int&gt;::SharedStationProperties(int, int, int, int)</text:p>
          </table:table-cell>
        </table:table-row>
        <table:table-row table:style-name="ro1">
          <table:table-cell office:value-type="float" office:value="3.88" calcext:value-type="float">
            <text:p>3,88</text:p>
          </table:table-cell>
          <table:table-cell office:value-type="float" office:value="2.34" calcext:value-type="float">
            <text:p>2,34</text:p>
          </table:table-cell>
          <table:table-cell office:value-type="float" office:value="0.12" calcext:value-type="float">
            <text:p>0,1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2.44" calcext:value-type="float">
            <text:p>2,44</text:p>
          </table:table-cell>
          <table:table-cell office:value-type="float" office:value="0.1" calcext:value-type="float">
            <text:p>0,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2.59" calcext:value-type="float">
            <text:p>2,59</text:p>
          </table:table-cell>
          <table:table-cell office:value-type="float" office:value="2.52" calcext:value-type="float">
            <text:p>2,52</text:p>
          </table:table-cell>
          <table:table-cell office:value-type="float" office:value="0.08" calcext:value-type="float">
            <text:p>0,08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StationProperties&lt;int&gt;::sq_edge_length(int, int, int, int) const</text:p>
          </table:table-cell>
        </table:table-row>
        <table:table-row table:style-name="ro1">
          <table:table-cell office:value-type="float" office:value="2.59" calcext:value-type="float">
            <text:p>2,59</text:p>
          </table:table-cell>
          <table:table-cell office:value-type="float" office:value="2.6" calcext:value-type="float">
            <text:p>2,6</text:p>
          </table:table-cell>
          <table:table-cell office:value-type="float" office:value="0.08" calcext:value-type="float">
            <text:p>0,08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calculate_station_properties(int)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2.67" calcext:value-type="float">
            <text:p>2,67</text:p>
          </table:table-cell>
          <table:table-cell office:value-type="float" office:value="0.07" calcext:value-type="float">
            <text:p>0,07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2.74" calcext:value-type="float">
            <text:p>2,74</text:p>
          </table:table-cell>
          <table:table-cell office:value-type="float" office:value="0.07" calcext:value-type="float">
            <text:p>0,07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office:value-type="float" office:value="2.79" calcext:value-type="float">
            <text:p>2,79</text:p>
          </table:table-cell>
          <table:table-cell office:value-type="float" office:value="0.05" calcext:value-type="float">
            <text:p>0,05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StationProperties&lt;int&gt;::edge_length(int, int, int, int) const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2.83" calcext:value-type="float">
            <text:p>2,83</text:p>
          </table:table-cell>
          <table:table-cell office:value-type="float" office:value="0.04" calcext:value-type="float">
            <text:p>0,04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2.87" calcext:value-type="float">
            <text:p>2,87</text:p>
          </table:table-cell>
          <table:table-cell office:value-type="float" office:value="0.04" calcext:value-type="float">
            <text:p>0,04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2.91" calcext:value-type="float">
            <text:p>2,91</text:p>
          </table:table-cell>
          <table:table-cell office:value-type="float" office:value="0.04" calcext:value-type="float">
            <text:p>0,04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2.94" calcext:value-type="float">
            <text:p>2,94</text:p>
          </table:table-cell>
          <table:table-cell office:value-type="float" office:value="0.03" calcext:value-type="float">
            <text:p>0,03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2.96" calcext:value-type="float">
            <text:p>2,96</text:p>
          </table:table-cell>
          <table:table-cell office:value-type="float" office:value="0.02" calcext:value-type="float">
            <text:p>0,02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2.98" calcext:value-type="float">
            <text:p>2,98</text:p>
          </table:table-cell>
          <table:table-cell office:value-type="float" office:value="0.02" calcext:value-type="float">
            <text:p>0,02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1" calcext:value-type="float">
            <text:p>3,01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2" calcext:value-type="float">
            <text:p>3,02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4" calcext:value-type="float">
            <text:p>14212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set_parameter(int, int)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3" calcext:value-type="float">
            <text:p>3,03</text:p>
          </table:table-cell>
          <table:table-cell office:value-type="float" office:value="0.01" calcext:value-type="float">
            <text:p>0,01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4" calcext:value-type="float">
            <text:p>3,04</text:p>
          </table:table-cell>
          <table:table-cell office:value-type="float" office:value="0.01" calcext:value-type="float">
            <text:p>0,01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5" calcext:value-type="float">
            <text:p>3,05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6" calcext:value-type="float">
            <text:p>3,06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7" calcext:value-type="float">
            <text:p>3,07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8" calcext:value-type="float">
            <text:p>3,08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9" calcext:value-type="float">
            <text:p>3,0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3.06" calcext:value-type="float">
            <text:p>3,06</text:p>
          </table:table-cell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StationProperties&lt;int&gt;::SharedStationPropertie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er::Optimizer()</text:p>
          </table:table-cell>
        </table:table-row>
      </table:table>
      <table:table table:name="minor_fixes_100m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9.29" calcext:value-type="float">
            <text:p>29,29</text:p>
          </table:table-cell>
          <table:table-cell table:number-columns-repeated="2" office:value-type="float" office:value="9.91" calcext:value-type="float">
            <text:p>9,91</text:p>
          </table:table-cell>
          <table:table-cell office:value-type="float" office:value="142157752" calcext:value-type="float">
            <text:p>1421577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HullModel::compute_fitness()</text:p>
          </table:table-cell>
        </table:table-row>
        <table:table-row table:style-name="ro1">
          <table:table-cell office:value-type="float" office:value="15.93" calcext:value-type="float">
            <text:p>15,93</text:p>
          </table:table-cell>
          <table:table-cell office:value-type="float" office:value="15.3" calcext:value-type="float">
            <text:p>15,3</text:p>
          </table:table-cell>
          <table:table-cell office:value-type="float" office:value="5.39" calcext:value-type="float">
            <text:p>5,39</text:p>
          </table:table-cell>
          <table:table-cell office:value-type="float" office:value="200000000" calcext:value-type="float">
            <text:p>200000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office:value-type="float" office:value="8.39" calcext:value-type="float">
            <text:p>8,39</text:p>
          </table:table-cell>
          <table:table-cell office:value-type="float" office:value="18.14" calcext:value-type="float">
            <text:p>18,14</text:p>
          </table:table-cell>
          <table:table-cell office:value-type="float" office:value="2.84" calcext:value-type="float">
            <text:p>2,84</text:p>
          </table:table-cell>
          <table:table-cell office:value-type="float" office:value="274313522" calcext:value-type="float">
            <text:p>2743135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20.05" calcext:value-type="float">
            <text:p>20,05</text:p>
          </table:table-cell>
          <table:table-cell office:value-type="float" office:value="1.91" calcext:value-type="float">
            <text:p>1,91</text:p>
          </table:table-cell>
          <table:table-cell office:value-type="float" office:value="439606" calcext:value-type="float">
            <text:p>4396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21.59" calcext:value-type="float">
            <text:p>21,59</text:p>
          </table:table-cell>
          <table:table-cell office:value-type="float" office:value="1.54" calcext:value-type="float">
            <text:p>1,54</text:p>
          </table:table-cell>
          <table:table-cell office:value-type="float" office:value="37156761" calcext:value-type="float">
            <text:p>371567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4.26" calcext:value-type="float">
            <text:p>4,26</text:p>
          </table:table-cell>
          <table:table-cell office:value-type="float" office:value="23.03" calcext:value-type="float">
            <text:p>23,03</text:p>
          </table:table-cell>
          <table:table-cell office:value-type="float" office:value="1.44" calcext:value-type="float">
            <text:p>1,44</text:p>
          </table:table-cell>
          <table:table-cell office:value-type="float" office:value="142157761" calcext:value-type="float">
            <text:p>1421577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SharedStationProperties&lt;int&gt;::SharedStationProperties(int, int, int, int)</text:p>
          </table:table-cell>
        </table:table-row>
        <table:table-row table:style-name="ro1">
          <table:table-cell office:value-type="float" office:value="3.71" calcext:value-type="float">
            <text:p>3,71</text:p>
          </table:table-cell>
          <table:table-cell office:value-type="float" office:value="24.29" calcext:value-type="float">
            <text:p>24,29</text:p>
          </table:table-cell>
          <table:table-cell office:value-type="float" office:value="1.26" calcext:value-type="float">
            <text:p>1,26</text:p>
          </table:table-cell>
          <table:table-cell office:value-type="float" office:value="142157766" calcext:value-type="float">
            <text:p>1421577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3.46" calcext:value-type="float">
            <text:p>3,46</text:p>
          </table:table-cell>
          <table:table-cell office:value-type="float" office:value="25.46" calcext:value-type="float">
            <text:p>25,46</text:p>
          </table:table-cell>
          <table:table-cell office:value-type="float" office:value="1.17" calcext:value-type="float">
            <text:p>1,17</text:p>
          </table:table-cell>
          <table:table-cell office:value-type="float" office:value="100000000" calcext:value-type="float">
            <text:p>100000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26.54" calcext:value-type="float">
            <text:p>26,54</text:p>
          </table:table-cell>
          <table:table-cell office:value-type="float" office:value="1.08" calcext:value-type="float">
            <text:p>1,08</text:p>
          </table:table-cell>
          <table:table-cell office:value-type="float" office:value="276421436" calcext:value-type="float">
            <text:p>2764214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2.94" calcext:value-type="float">
            <text:p>2,94</text:p>
          </table:table-cell>
          <table:table-cell office:value-type="float" office:value="27.53" calcext:value-type="float">
            <text:p>27,53</text:p>
          </table:table-cell>
          <table:table-cell office:value-type="float" office:value="1" calcext:value-type="float">
            <text:p>1</text:p>
          </table:table-cell>
          <table:table-cell office:value-type="float" office:value="284315522" calcext:value-type="float">
            <text:p>2843155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SharedStationProperties&lt;int&gt;::edge_length(int, int, int, int) const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8.51" calcext:value-type="float">
            <text:p>28,51</text:p>
          </table:table-cell>
          <table:table-cell office:value-type="float" office:value="0.98" calcext:value-type="float">
            <text:p>0,98</text:p>
          </table:table-cell>
          <table:table-cell office:value-type="float" office:value="142157766" calcext:value-type="float">
            <text:p>1421577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HullModel::get_range_max(int) const</text:p>
          </table:table-cell>
        </table:table-row>
        <table:table-row table:style-name="ro1">
          <table:table-cell office:value-type="float" office:value="2.31" calcext:value-type="float">
            <text:p>2,31</text:p>
          </table:table-cell>
          <table:table-cell office:value-type="float" office:value="29.29" calcext:value-type="float">
            <text:p>29,29</text:p>
          </table:table-cell>
          <table:table-cell office:value-type="float" office:value="0.78" calcext:value-type="float">
            <text:p>0,78</text:p>
          </table:table-cell>
          <table:table-cell office:value-type="float" office:value="284315522" calcext:value-type="float">
            <text:p>2843155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SharedStationProperties&lt;int&gt;::sq_edge_length(int, int, int, int) const</text:p>
          </table:table-cell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29.95" calcext:value-type="float">
            <text:p>29,95</text:p>
          </table:table-cell>
          <table:table-cell office:value-type="float" office:value="0.66" calcext:value-type="float">
            <text:p>0,66</text:p>
          </table:table-cell>
          <table:table-cell office:value-type="float" office:value="74313522" calcext:value-type="float">
            <text:p>74313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30.53" calcext:value-type="float">
            <text:p>30,53</text:p>
          </table:table-cell>
          <table:table-cell office:value-type="float" office:value="0.58" calcext:value-type="float">
            <text:p>0,58</text:p>
          </table:table-cell>
          <table:table-cell office:value-type="float" office:value="142157761" calcext:value-type="float">
            <text:p>142157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calculate_station_properties(int)</text:p>
          </table:table-cell>
        </table:table-row>
        <table:table-row table:style-name="ro1">
          <table:table-cell office:value-type="float" office:value="1.63" calcext:value-type="float">
            <text:p>1,63</text:p>
          </table:table-cell>
          <table:table-cell office:value-type="float" office:value="31.08" calcext:value-type="float">
            <text:p>31,08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,55</text:p>
          </table:table-cell>
          <table:table-cell office:value-type="float" office:value="33.41" calcext:value-type="float">
            <text:p>33,41</text:p>
          </table:table-cell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31.44" calcext:value-type="float">
            <text:p>31,44</text:p>
          </table:table-cell>
          <table:table-cell office:value-type="float" office:value="0.37" calcext:value-type="float">
            <text:p>0,37</text:p>
          </table:table-cell>
          <table:table-cell office:value-type="float" office:value="142157751" calcext:value-type="float">
            <text:p>142157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set_parameter(int, int)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31.76" calcext:value-type="float">
            <text:p>31,76</text:p>
          </table:table-cell>
          <table:table-cell office:value-type="float" office:value="0.32" calcext:value-type="float">
            <text:p>0,32</text:p>
          </table:table-cell>
          <table:table-cell office:value-type="float" office:value="400000000" calcext:value-type="float">
            <text:p>4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32.07" calcext:value-type="float">
            <text:p>32,07</text:p>
          </table:table-cell>
          <table:table-cell office:value-type="float" office:value="0.31" calcext:value-type="float">
            <text:p>0,31</text:p>
          </table:table-cell>
          <table:table-cell office:value-type="float" office:value="37156761" calcext:value-type="float">
            <text:p>37156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32.33" calcext:value-type="float">
            <text:p>32,33</text:p>
          </table:table-cell>
          <table:table-cell office:value-type="float" office:value="0.26" calcext:value-type="float">
            <text:p>0,26</text:p>
          </table:table-cell>
          <table:table-cell office:value-type="float" office:value="200000000" calcext:value-type="float">
            <text:p>2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32.58" calcext:value-type="float">
            <text:p>32,58</text:p>
          </table:table-cell>
          <table:table-cell office:value-type="float" office:value="0.25" calcext:value-type="float">
            <text:p>0,25</text:p>
          </table:table-cell>
          <table:table-cell office:value-type="float" office:value="200000000" calcext:value-type="float">
            <text:p>2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32.76" calcext:value-type="float">
            <text:p>32,76</text:p>
          </table:table-cell>
          <table:table-cell office:value-type="float" office:value="0.18" calcext:value-type="float">
            <text:p>0,18</text:p>
          </table:table-cell>
          <table:table-cell office:value-type="float" office:value="284315532" calcext:value-type="float">
            <text:p>284315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32.89" calcext:value-type="float">
            <text:p>32,89</text:p>
          </table:table-cell>
          <table:table-cell office:value-type="float" office:value="0.13" calcext:value-type="float">
            <text:p>0,13</text:p>
          </table:table-cell>
          <table:table-cell office:value-type="float" office:value="100000000" calcext:value-type="float">
            <text:p>1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32.97" calcext:value-type="float">
            <text:p>32,97</text:p>
          </table:table-cell>
          <table:table-cell office:value-type="float" office:value="0.08" calcext:value-type="float">
            <text:p>0,08</text:p>
          </table:table-cell>
          <table:table-cell office:value-type="float" office:value="74313522" calcext:value-type="float">
            <text:p>74313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33.05" calcext:value-type="float">
            <text:p>33,05</text:p>
          </table:table-cell>
          <table:table-cell office:value-type="float" office:value="0.08" calcext:value-type="float">
            <text:p>0,08</text:p>
          </table:table-cell>
          <table:table-cell office:value-type="float" office:value="37156761" calcext:value-type="float">
            <text:p>37156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33.13" calcext:value-type="float">
            <text:p>33,13</text:p>
          </table:table-cell>
          <table:table-cell office:value-type="float" office:value="0.08" calcext:value-type="float">
            <text:p>0,08</text:p>
          </table:table-cell>
          <table:table-cell office:value-type="float" office:value="37156761" calcext:value-type="float">
            <text:p>37156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33.2" calcext:value-type="float">
            <text:p>33,2</text:p>
          </table:table-cell>
          <table:table-cell office:value-type="float" office:value="0.07" calcext:value-type="float">
            <text:p>0,07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33.26" calcext:value-type="float">
            <text:p>33,26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GreedyOptimizer&lt;OptimizableHull&gt;::do_step()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33.32" calcext:value-type="float">
            <text:p>33,32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OptimizableModel::OptimizableModel(std::pair&lt;int,</text:p>
          </table:table-cell>
          <table:table-cell office:value-type="string" calcext:value-type="string">
            <text:p>int&gt;*)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33.37" calcext:value-type="float">
            <text:p>33,37</text:p>
          </table:table-cell>
          <table:table-cell office:value-type="float" office:value="0.05" calcext:value-type="float">
            <text:p>0,05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33.42" calcext:value-type="float">
            <text:p>33,42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33.47" calcext:value-type="float">
            <text:p>33,47</text:p>
          </table:table-cell>
          <table:table-cell office:value-type="float" office:value="0.05" calcext:value-type="float">
            <text:p>0,05</text:p>
          </table:table-cell>
          <table:table-cell office:value-type="float" office:value="37156761" calcext:value-type="float">
            <text:p>37156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33.52" calcext:value-type="float">
            <text:p>33,52</text:p>
          </table:table-cell>
          <table:table-cell office:value-type="float" office:value="0.05" calcext:value-type="float">
            <text:p>0,05</text:p>
          </table:table-cell>
          <table:table-cell office:value-type="float" office:value="37156761" calcext:value-type="float">
            <text:p>37156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33.57" calcext:value-type="float">
            <text:p>33,57</text:p>
          </table:table-cell>
          <table:table-cell office:value-type="float" office:value="0.05" calcext:value-type="float">
            <text:p>0,05</text:p>
          </table:table-cell>
          <table:table-cell office:value-type="float" office:value="37156761" calcext:value-type="float">
            <text:p>37156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33.61" calcext:value-type="float">
            <text:p>33,61</text:p>
          </table:table-cell>
          <table:table-cell office:value-type="float" office:value="0.04" calcext:value-type="float">
            <text:p>0,04</text:p>
          </table:table-cell>
          <table:table-cell office:value-type="float" office:value="37156761" calcext:value-type="float">
            <text:p>37156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33.64" calcext:value-type="float">
            <text:p>33,64</text:p>
          </table:table-cell>
          <table:table-cell office:value-type="float" office:value="0.04" calcext:value-type="float">
            <text:p>0,0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33.68" calcext:value-type="float">
            <text:p>33,68</text:p>
          </table:table-cell>
          <table:table-cell office:value-type="float" office:value="0.04" calcext:value-type="float">
            <text:p>0,04</text:p>
          </table:table-cell>
          <table:table-cell office:value-type="float" office:value="37156761" calcext:value-type="float">
            <text:p>37156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33.71" calcext:value-type="float">
            <text:p>33,71</text:p>
          </table:table-cell>
          <table:table-cell office:value-type="float" office:value="0.03" calcext:value-type="float">
            <text:p>0,0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33.74" calcext:value-type="float">
            <text:p>33,74</text:p>
          </table:table-cell>
          <table:table-cell office:value-type="float" office:value="0.03" calcext:value-type="float">
            <text:p>0,03</text:p>
          </table:table-cell>
          <table:table-cell office:value-type="float" office:value="111470283" calcext:value-type="float">
            <text:p>111470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33.77" calcext:value-type="float">
            <text:p>33,77</text:p>
          </table:table-cell>
          <table:table-cell office:value-type="float" office:value="0.03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33.79" calcext:value-type="float">
            <text:p>33,79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33.82" calcext:value-type="float">
            <text:p>33,82</text:p>
          </table:table-cell>
          <table:table-cell office:value-type="float" office:value="0.03" calcext:value-type="float">
            <text:p>0,03</text:p>
          </table:table-cell>
          <table:table-cell office:value-type="float" office:value="37156761" calcext:value-type="float">
            <text:p>37156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33.84" calcext:value-type="float">
            <text:p>33,84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33.85" calcext:value-type="float">
            <text:p>33,85</text:p>
          </table:table-cell>
          <table:table-cell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StationProperties&lt;int&gt;::SharedStationPropertie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71" calcext:value-type="float">
            <text:p>33,71</text:p>
          </table:table-cell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er::Optimizer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.00.0000</text:date>, <text:time style:data-style-name="N2" text:time-value="18:46:22.462632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6:36:10.294707922</meta:creation-date>
    <dc:date>2016-01-15T22:17:07.962933626</dc:date>
    <meta:editing-duration>PT5H20M24S</meta:editing-duration>
    <meta:editing-cycles>18</meta:editing-cycles>
    <meta:generator>LibreOffice/4.3.3.2$Linux_X86_64 LibreOffice_project/430m0$Build-2</meta:generator>
    <meta:document-statistic meta:table-count="8" meta:cell-count="6817" meta:object-count="0"/>
  </office:meta>
</office:document-meta>
</file>